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6"/>
  </office:automatic-styles>
  <office:body>
    <office:spreadsheet>
      <table:calculation-settings table:automatic-find-labels="false"/>
      <table:table table:name="calibrateCSV_20191111_145945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4:59:45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082994471" calcext:value-type="float">
            <text:p>1.082994471</text:p>
          </table:table-cell>
          <table:table-cell office:value-type="float" office:value="1.117031111" calcext:value-type="float">
            <text:p>1.117031111</text:p>
          </table:table-cell>
          <table:table-cell office:value-type="float" office:value="1.151096958" calcext:value-type="float">
            <text:p>1.151096958</text:p>
          </table:table-cell>
          <table:table-cell office:value-type="float" office:value="1.117040847" calcext:value-type="float">
            <text:p>1.117040847</text:p>
          </table:table-cell>
          <table:table-cell office:value-type="float" office:value="1.117031111" calcext:value-type="float">
            <text:p>1.117031111</text:p>
          </table:table-cell>
          <table:table-cell office:value-type="float" office:value="1.117040847" calcext:value-type="float">
            <text:p>1.117040847</text:p>
          </table:table-cell>
          <table:table-cell office:value-type="float" office:value="0.027802725" calcext:value-type="float">
            <text:p>0.027802725</text:p>
          </table:table-cell>
          <table:table-cell office:value-type="float" office:value="0.007752177" calcext:value-type="float">
            <text:p>0.007752177</text:p>
          </table:table-cell>
          <table:table-cell office:value-type="float" office:value="0.008030255" calcext:value-type="float">
            <text:p>0.008030255</text:p>
          </table:table-cell>
          <table:table-cell office:value-type="float" office:value="0.00830857" calcext:value-type="float">
            <text:p>0.00830857</text:p>
          </table:table-cell>
          <table:table-cell office:value-type="float" office:value="0.008030334" calcext:value-type="float">
            <text:p>0.008030334</text:p>
          </table:table-cell>
          <table:table-cell office:value-type="float" office:value="0.008030255" calcext:value-type="float">
            <text:p>0.008030255</text:p>
          </table:table-cell>
          <table:table-cell office:value-type="float" office:value="0.008030334" calcext:value-type="float">
            <text:p>0.008030334</text:p>
          </table:table-cell>
          <table:table-cell office:value-type="float" office:value="0.000227146" calcext:value-type="float">
            <text:p>0.000227146</text:p>
          </table:table-cell>
          <table:table-cell office:value-type="float" office:value="26.731144054" calcext:value-type="float">
            <text:p>26.731144054</text:p>
          </table:table-cell>
          <table:table-cell office:value-type="float" office:value="26.737996611" calcext:value-type="float">
            <text:p>26.737996611</text:p>
          </table:table-cell>
          <table:table-cell office:value-type="float" office:value="26.744855007" calcext:value-type="float">
            <text:p>26.744855007</text:p>
          </table:table-cell>
          <table:table-cell office:value-type="float" office:value="26.737998557" calcext:value-type="float">
            <text:p>26.737998557</text:p>
          </table:table-cell>
          <table:table-cell office:value-type="float" office:value="26.737996611" calcext:value-type="float">
            <text:p>26.737996611</text:p>
          </table:table-cell>
          <table:table-cell office:value-type="float" office:value="26.737998557" calcext:value-type="float">
            <text:p>26.737998557</text:p>
          </table:table-cell>
          <table:table-cell office:value-type="float" office:value="0.005597473" calcext:value-type="float">
            <text:p>0.0055974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4:59:47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6080298" calcext:value-type="float">
            <text:p>1.16080298</text:p>
          </table:table-cell>
          <table:table-cell office:value-type="float" office:value="1.174830338" calcext:value-type="float">
            <text:p>1.174830338</text:p>
          </table:table-cell>
          <table:table-cell office:value-type="float" office:value="1.179771564" calcext:value-type="float">
            <text:p>1.179771564</text:p>
          </table:table-cell>
          <table:table-cell office:value-type="float" office:value="1.171801627" calcext:value-type="float">
            <text:p>1.171801627</text:p>
          </table:table-cell>
          <table:table-cell office:value-type="float" office:value="1.174830338" calcext:value-type="float">
            <text:p>1.174830338</text:p>
          </table:table-cell>
          <table:table-cell office:value-type="float" office:value="1.171801627" calcext:value-type="float">
            <text:p>1.171801627</text:p>
          </table:table-cell>
          <table:table-cell office:value-type="float" office:value="0.008034576" calcext:value-type="float">
            <text:p>0.008034576</text:p>
          </table:table-cell>
          <table:table-cell office:value-type="float" office:value="0.008387868" calcext:value-type="float">
            <text:p>0.008387868</text:p>
          </table:table-cell>
          <table:table-cell office:value-type="float" office:value="0.00850247" calcext:value-type="float">
            <text:p>0.00850247</text:p>
          </table:table-cell>
          <table:table-cell office:value-type="float" office:value="0.00854284" calcext:value-type="float">
            <text:p>0.00854284</text:p>
          </table:table-cell>
          <table:table-cell office:value-type="float" office:value="0.008477726" calcext:value-type="float">
            <text:p>0.008477726</text:p>
          </table:table-cell>
          <table:table-cell office:value-type="float" office:value="0.00850247" calcext:value-type="float">
            <text:p>0.00850247</text:p>
          </table:table-cell>
          <table:table-cell office:value-type="float" office:value="0.008477726" calcext:value-type="float">
            <text:p>0.008477726</text:p>
          </table:table-cell>
          <table:table-cell office:value-type="float" office:value="0.000065642" calcext:value-type="float">
            <text:p>6.5642E-05</text:p>
          </table:table-cell>
          <table:table-cell office:value-type="float" office:value="26.75186227" calcext:value-type="float">
            <text:p>26.75186227</text:p>
          </table:table-cell>
          <table:table-cell office:value-type="float" office:value="26.754686336" calcext:value-type="float">
            <text:p>26.754686336</text:p>
          </table:table-cell>
          <table:table-cell office:value-type="float" office:value="26.755681129" calcext:value-type="float">
            <text:p>26.755681129</text:p>
          </table:table-cell>
          <table:table-cell office:value-type="float" office:value="26.754076578" calcext:value-type="float">
            <text:p>26.754076578</text:p>
          </table:table-cell>
          <table:table-cell office:value-type="float" office:value="26.754686336" calcext:value-type="float">
            <text:p>26.754686336</text:p>
          </table:table-cell>
          <table:table-cell office:value-type="float" office:value="26.754076578" calcext:value-type="float">
            <text:p>26.754076578</text:p>
          </table:table-cell>
          <table:table-cell office:value-type="float" office:value="0.001617565" calcext:value-type="float">
            <text:p>0.0016175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4:59:48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88468479" calcext:value-type="float">
            <text:p>1.188468479</text:p>
          </table:table-cell>
          <table:table-cell office:value-type="float" office:value="1.187773488" calcext:value-type="float">
            <text:p>1.187773488</text:p>
          </table:table-cell>
          <table:table-cell office:value-type="float" office:value="1.198015952" calcext:value-type="float">
            <text:p>1.198015952</text:p>
          </table:table-cell>
          <table:table-cell office:value-type="float" office:value="1.191419306" calcext:value-type="float">
            <text:p>1.191419306</text:p>
          </table:table-cell>
          <table:table-cell office:value-type="float" office:value="1.188468479" calcext:value-type="float">
            <text:p>1.188468479</text:p>
          </table:table-cell>
          <table:table-cell office:value-type="float" office:value="1.191419306" calcext:value-type="float">
            <text:p>1.191419306</text:p>
          </table:table-cell>
          <table:table-cell office:value-type="float" office:value="0.004673154" calcext:value-type="float">
            <text:p>0.004673154</text:p>
          </table:table-cell>
          <table:table-cell office:value-type="float" office:value="0.008613893" calcext:value-type="float">
            <text:p>0.008613893</text:p>
          </table:table-cell>
          <table:table-cell office:value-type="float" office:value="0.008608215" calcext:value-type="float">
            <text:p>0.008608215</text:p>
          </table:table-cell>
          <table:table-cell office:value-type="float" office:value="0.008691895" calcext:value-type="float">
            <text:p>0.008691895</text:p>
          </table:table-cell>
          <table:table-cell office:value-type="float" office:value="0.008638001" calcext:value-type="float">
            <text:p>0.008638001</text:p>
          </table:table-cell>
          <table:table-cell office:value-type="float" office:value="0.008613893" calcext:value-type="float">
            <text:p>0.008613893</text:p>
          </table:table-cell>
          <table:table-cell office:value-type="float" office:value="0.008638001" calcext:value-type="float">
            <text:p>0.008638001</text:p>
          </table:table-cell>
          <table:table-cell office:value-type="float" office:value="0.000038179" calcext:value-type="float">
            <text:p>3.8179E-05</text:p>
          </table:table-cell>
          <table:table-cell office:value-type="float" office:value="26.752378879" calcext:value-type="float">
            <text:p>26.752378879</text:p>
          </table:table-cell>
          <table:table-cell office:value-type="float" office:value="26.752238959" calcext:value-type="float">
            <text:p>26.752238959</text:p>
          </table:table-cell>
          <table:table-cell office:value-type="float" office:value="26.754301029" calcext:value-type="float">
            <text:p>26.754301029</text:p>
          </table:table-cell>
          <table:table-cell office:value-type="float" office:value="26.752972956" calcext:value-type="float">
            <text:p>26.752972956</text:p>
          </table:table-cell>
          <table:table-cell office:value-type="float" office:value="26.752378879" calcext:value-type="float">
            <text:p>26.752378879</text:p>
          </table:table-cell>
          <table:table-cell office:value-type="float" office:value="26.752972956" calcext:value-type="float">
            <text:p>26.752972956</text:p>
          </table:table-cell>
          <table:table-cell office:value-type="float" office:value="0.000940825" calcext:value-type="float">
            <text:p>0.0009408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4:59:49</text:p>
          </table:table-cell>
          <table:table-cell office:value-type="float" office:value="26.53504" calcext:value-type="float">
            <text:p>26.53504</text:p>
          </table:table-cell>
          <table:table-cell office:value-type="float" office:value="1.196518087" calcext:value-type="float">
            <text:p>1.196518087</text:p>
          </table:table-cell>
          <table:table-cell office:value-type="float" office:value="1.192202114" calcext:value-type="float">
            <text:p>1.192202114</text:p>
          </table:table-cell>
          <table:table-cell office:value-type="float" office:value="1.209147121" calcext:value-type="float">
            <text:p>1.209147121</text:p>
          </table:table-cell>
          <table:table-cell office:value-type="float" office:value="1.199289107" calcext:value-type="float">
            <text:p>1.199289107</text:p>
          </table:table-cell>
          <table:table-cell office:value-type="float" office:value="1.196518087" calcext:value-type="float">
            <text:p>1.196518087</text:p>
          </table:table-cell>
          <table:table-cell office:value-type="float" office:value="1.199289107" calcext:value-type="float">
            <text:p>1.199289107</text:p>
          </table:table-cell>
          <table:table-cell office:value-type="float" office:value="0.007189911" calcext:value-type="float">
            <text:p>0.007189911</text:p>
          </table:table-cell>
          <table:table-cell office:value-type="float" office:value="0.008679658" calcext:value-type="float">
            <text:p>0.008679658</text:p>
          </table:table-cell>
          <table:table-cell office:value-type="float" office:value="0.008644397" calcext:value-type="float">
            <text:p>0.008644397</text:p>
          </table:table-cell>
          <table:table-cell office:value-type="float" office:value="0.008782836" calcext:value-type="float">
            <text:p>0.008782836</text:p>
          </table:table-cell>
          <table:table-cell office:value-type="float" office:value="0.008702297" calcext:value-type="float">
            <text:p>0.008702297</text:p>
          </table:table-cell>
          <table:table-cell office:value-type="float" office:value="0.008679658" calcext:value-type="float">
            <text:p>0.008679658</text:p>
          </table:table-cell>
          <table:table-cell office:value-type="float" office:value="0.008702297" calcext:value-type="float">
            <text:p>0.008702297</text:p>
          </table:table-cell>
          <table:table-cell office:value-type="float" office:value="0.000058741" calcext:value-type="float">
            <text:p>5.8741E-05</text:p>
          </table:table-cell>
          <table:table-cell office:value-type="float" office:value="26.748946322" calcext:value-type="float">
            <text:p>26.748946322</text:p>
          </table:table-cell>
          <table:table-cell office:value-type="float" office:value="26.748077403" calcext:value-type="float">
            <text:p>26.748077403</text:p>
          </table:table-cell>
          <table:table-cell office:value-type="float" office:value="26.751488876" calcext:value-type="float">
            <text:p>26.751488876</text:p>
          </table:table-cell>
          <table:table-cell office:value-type="float" office:value="26.7495042" calcext:value-type="float">
            <text:p>26.7495042</text:p>
          </table:table-cell>
          <table:table-cell office:value-type="float" office:value="26.748946322" calcext:value-type="float">
            <text:p>26.748946322</text:p>
          </table:table-cell>
          <table:table-cell office:value-type="float" office:value="26.7495042" calcext:value-type="float">
            <text:p>26.7495042</text:p>
          </table:table-cell>
          <table:table-cell office:value-type="float" office:value="0.001447517" calcext:value-type="float">
            <text:p>0.0014475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4:59:50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8415303" calcext:value-type="float">
            <text:p>1.198415303</text:p>
          </table:table-cell>
          <table:table-cell office:value-type="float" office:value="1.193587922" calcext:value-type="float">
            <text:p>1.193587922</text:p>
          </table:table-cell>
          <table:table-cell office:value-type="float" office:value="1.194157743" calcext:value-type="float">
            <text:p>1.194157743</text:p>
          </table:table-cell>
          <table:table-cell office:value-type="float" office:value="1.195386989" calcext:value-type="float">
            <text:p>1.195386989</text:p>
          </table:table-cell>
          <table:table-cell office:value-type="float" office:value="1.194157743" calcext:value-type="float">
            <text:p>1.194157743</text:p>
          </table:table-cell>
          <table:table-cell office:value-type="float" office:value="1.195386989" calcext:value-type="float">
            <text:p>1.195386989</text:p>
          </table:table-cell>
          <table:table-cell office:value-type="float" office:value="0.00215394" calcext:value-type="float">
            <text:p>0.00215394</text:p>
          </table:table-cell>
          <table:table-cell office:value-type="float" office:value="0.008695158" calcext:value-type="float">
            <text:p>0.008695158</text:p>
          </table:table-cell>
          <table:table-cell office:value-type="float" office:value="0.008655719" calcext:value-type="float">
            <text:p>0.008655719</text:p>
          </table:table-cell>
          <table:table-cell office:value-type="float" office:value="0.008660374" calcext:value-type="float">
            <text:p>0.008660374</text:p>
          </table:table-cell>
          <table:table-cell office:value-type="float" office:value="0.008670417" calcext:value-type="float">
            <text:p>0.008670417</text:p>
          </table:table-cell>
          <table:table-cell office:value-type="float" office:value="0.008660374" calcext:value-type="float">
            <text:p>0.008660374</text:p>
          </table:table-cell>
          <table:table-cell office:value-type="float" office:value="0.008670417" calcext:value-type="float">
            <text:p>0.008670417</text:p>
          </table:table-cell>
          <table:table-cell office:value-type="float" office:value="0.000017598" calcext:value-type="float">
            <text:p>1.7598E-05</text:p>
          </table:table-cell>
          <table:table-cell office:value-type="float" office:value="26.754381428" calcext:value-type="float">
            <text:p>26.754381428</text:p>
          </table:table-cell>
          <table:table-cell office:value-type="float" office:value="26.753409554" calcext:value-type="float">
            <text:p>26.753409554</text:p>
          </table:table-cell>
          <table:table-cell office:value-type="float" office:value="26.753524273" calcext:value-type="float">
            <text:p>26.753524273</text:p>
          </table:table-cell>
          <table:table-cell office:value-type="float" office:value="26.753771752" calcext:value-type="float">
            <text:p>26.753771752</text:p>
          </table:table-cell>
          <table:table-cell office:value-type="float" office:value="26.753524273" calcext:value-type="float">
            <text:p>26.753524273</text:p>
          </table:table-cell>
          <table:table-cell office:value-type="float" office:value="26.753771752" calcext:value-type="float">
            <text:p>26.753771752</text:p>
          </table:table-cell>
          <table:table-cell office:value-type="float" office:value="0.000433643" calcext:value-type="float">
            <text:p>0.0004336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4:59:51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87721036" calcext:value-type="float">
            <text:p>1.187721036</text:p>
          </table:table-cell>
          <table:table-cell office:value-type="float" office:value="1.210901286" calcext:value-type="float">
            <text:p>1.210901286</text:p>
          </table:table-cell>
          <table:table-cell office:value-type="float" office:value="1.195157313" calcext:value-type="float">
            <text:p>1.195157313</text:p>
          </table:table-cell>
          <table:table-cell office:value-type="float" office:value="1.197926545" calcext:value-type="float">
            <text:p>1.197926545</text:p>
          </table:table-cell>
          <table:table-cell office:value-type="float" office:value="1.195157313" calcext:value-type="float">
            <text:p>1.195157313</text:p>
          </table:table-cell>
          <table:table-cell office:value-type="float" office:value="1.197926545" calcext:value-type="float">
            <text:p>1.197926545</text:p>
          </table:table-cell>
          <table:table-cell office:value-type="float" office:value="0.009663763" calcext:value-type="float">
            <text:p>0.009663763</text:p>
          </table:table-cell>
          <table:table-cell office:value-type="float" office:value="0.008607787" calcext:value-type="float">
            <text:p>0.008607787</text:p>
          </table:table-cell>
          <table:table-cell office:value-type="float" office:value="0.008797168" calcext:value-type="float">
            <text:p>0.008797168</text:p>
          </table:table-cell>
          <table:table-cell office:value-type="float" office:value="0.008668541" calcext:value-type="float">
            <text:p>0.008668541</text:p>
          </table:table-cell>
          <table:table-cell office:value-type="float" office:value="0.008691165" calcext:value-type="float">
            <text:p>0.008691165</text:p>
          </table:table-cell>
          <table:table-cell office:value-type="float" office:value="0.008668541" calcext:value-type="float">
            <text:p>0.008668541</text:p>
          </table:table-cell>
          <table:table-cell office:value-type="float" office:value="0.008691165" calcext:value-type="float">
            <text:p>0.008691165</text:p>
          </table:table-cell>
          <table:table-cell office:value-type="float" office:value="0.000078952" calcext:value-type="float">
            <text:p>7.8952E-05</text:p>
          </table:table-cell>
          <table:table-cell office:value-type="float" office:value="26.757281556" calcext:value-type="float">
            <text:p>26.757281556</text:p>
          </table:table-cell>
          <table:table-cell office:value-type="float" office:value="26.761948306" calcext:value-type="float">
            <text:p>26.761948306</text:p>
          </table:table-cell>
          <table:table-cell office:value-type="float" office:value="26.758778662" calcext:value-type="float">
            <text:p>26.758778662</text:p>
          </table:table-cell>
          <table:table-cell office:value-type="float" office:value="26.759336175" calcext:value-type="float">
            <text:p>26.759336175</text:p>
          </table:table-cell>
          <table:table-cell office:value-type="float" office:value="26.758778662" calcext:value-type="float">
            <text:p>26.758778662</text:p>
          </table:table-cell>
          <table:table-cell office:value-type="float" office:value="26.759336175" calcext:value-type="float">
            <text:p>26.759336175</text:p>
          </table:table-cell>
          <table:table-cell office:value-type="float" office:value="0.001945551" calcext:value-type="float">
            <text:p>0.0019455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4:59:53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93553948" calcext:value-type="float">
            <text:p>1.193553948</text:p>
          </table:table-cell>
          <table:table-cell office:value-type="float" office:value="1.194312119" calcext:value-type="float">
            <text:p>1.194312119</text:p>
          </table:table-cell>
          <table:table-cell office:value-type="float" office:value="1.208224441" calcext:value-type="float">
            <text:p>1.208224441</text:p>
          </table:table-cell>
          <table:table-cell office:value-type="float" office:value="1.198696836" calcext:value-type="float">
            <text:p>1.198696836</text:p>
          </table:table-cell>
          <table:table-cell office:value-type="float" office:value="1.194312119" calcext:value-type="float">
            <text:p>1.194312119</text:p>
          </table:table-cell>
          <table:table-cell office:value-type="float" office:value="1.198696836" calcext:value-type="float">
            <text:p>1.198696836</text:p>
          </table:table-cell>
          <table:table-cell office:value-type="float" office:value="0.006744141" calcext:value-type="float">
            <text:p>0.006744141</text:p>
          </table:table-cell>
          <table:table-cell office:value-type="float" office:value="0.008655441" calcext:value-type="float">
            <text:p>0.008655441</text:p>
          </table:table-cell>
          <table:table-cell office:value-type="float" office:value="0.008661635" calcext:value-type="float">
            <text:p>0.008661635</text:p>
          </table:table-cell>
          <table:table-cell office:value-type="float" office:value="0.008775298" calcext:value-type="float">
            <text:p>0.008775298</text:p>
          </table:table-cell>
          <table:table-cell office:value-type="float" office:value="0.008697458" calcext:value-type="float">
            <text:p>0.008697458</text:p>
          </table:table-cell>
          <table:table-cell office:value-type="float" office:value="0.008661635" calcext:value-type="float">
            <text:p>0.008661635</text:p>
          </table:table-cell>
          <table:table-cell office:value-type="float" office:value="0.008697458" calcext:value-type="float">
            <text:p>0.008697458</text:p>
          </table:table-cell>
          <table:table-cell office:value-type="float" office:value="0.000055099" calcext:value-type="float">
            <text:p>5.5099E-05</text:p>
          </table:table-cell>
          <table:table-cell office:value-type="float" office:value="26.763509018" calcext:value-type="float">
            <text:p>26.763509018</text:p>
          </table:table-cell>
          <table:table-cell office:value-type="float" office:value="26.763661656" calcext:value-type="float">
            <text:p>26.763661656</text:p>
          </table:table-cell>
          <table:table-cell office:value-type="float" office:value="26.766462532" calcext:value-type="float">
            <text:p>26.766462532</text:p>
          </table:table-cell>
          <table:table-cell office:value-type="float" office:value="26.764544402" calcext:value-type="float">
            <text:p>26.764544402</text:p>
          </table:table-cell>
          <table:table-cell office:value-type="float" office:value="26.763661656" calcext:value-type="float">
            <text:p>26.763661656</text:p>
          </table:table-cell>
          <table:table-cell office:value-type="float" office:value="26.764544402" calcext:value-type="float">
            <text:p>26.764544402</text:p>
          </table:table-cell>
          <table:table-cell office:value-type="float" office:value="0.001357754" calcext:value-type="float">
            <text:p>0.0013577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4:59:54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89273738" calcext:value-type="float">
            <text:p>1.189273738</text:p>
          </table:table-cell>
          <table:table-cell office:value-type="float" office:value="1.200809622" calcext:value-type="float">
            <text:p>1.200809622</text:p>
          </table:table-cell>
          <table:table-cell office:value-type="float" office:value="1.184826038" calcext:value-type="float">
            <text:p>1.184826038</text:p>
          </table:table-cell>
          <table:table-cell office:value-type="float" office:value="1.191636466" calcext:value-type="float">
            <text:p>1.191636466</text:p>
          </table:table-cell>
          <table:table-cell office:value-type="float" office:value="1.189273738" calcext:value-type="float">
            <text:p>1.189273738</text:p>
          </table:table-cell>
          <table:table-cell office:value-type="float" office:value="1.191636466" calcext:value-type="float">
            <text:p>1.191636466</text:p>
          </table:table-cell>
          <table:table-cell office:value-type="float" office:value="0.006735755" calcext:value-type="float">
            <text:p>0.006735755</text:p>
          </table:table-cell>
          <table:table-cell office:value-type="float" office:value="0.008620472" calcext:value-type="float">
            <text:p>0.008620472</text:p>
          </table:table-cell>
          <table:table-cell office:value-type="float" office:value="0.00871472" calcext:value-type="float">
            <text:p>0.00871472</text:p>
          </table:table-cell>
          <table:table-cell office:value-type="float" office:value="0.008584135" calcext:value-type="float">
            <text:p>0.008584135</text:p>
          </table:table-cell>
          <table:table-cell office:value-type="float" office:value="0.008639775" calcext:value-type="float">
            <text:p>0.008639775</text:p>
          </table:table-cell>
          <table:table-cell office:value-type="float" office:value="0.008620472" calcext:value-type="float">
            <text:p>0.008620472</text:p>
          </table:table-cell>
          <table:table-cell office:value-type="float" office:value="0.008639775" calcext:value-type="float">
            <text:p>0.008639775</text:p>
          </table:table-cell>
          <table:table-cell office:value-type="float" office:value="0.000055031" calcext:value-type="float">
            <text:p>5.5031E-05</text:p>
          </table:table-cell>
          <table:table-cell office:value-type="float" office:value="26.762647309" calcext:value-type="float">
            <text:p>26.762647309</text:p>
          </table:table-cell>
          <table:table-cell office:value-type="float" office:value="26.764969756" calcext:value-type="float">
            <text:p>26.764969756</text:p>
          </table:table-cell>
          <table:table-cell office:value-type="float" office:value="26.761751881" calcext:value-type="float">
            <text:p>26.761751881</text:p>
          </table:table-cell>
          <table:table-cell office:value-type="float" office:value="26.763122982" calcext:value-type="float">
            <text:p>26.763122982</text:p>
          </table:table-cell>
          <table:table-cell office:value-type="float" office:value="26.762647309" calcext:value-type="float">
            <text:p>26.762647309</text:p>
          </table:table-cell>
          <table:table-cell office:value-type="float" office:value="26.763122982" calcext:value-type="float">
            <text:p>26.763122982</text:p>
          </table:table-cell>
          <table:table-cell office:value-type="float" office:value="0.001356067" calcext:value-type="float">
            <text:p>0.0013560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4:59:55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2034625" calcext:value-type="float">
            <text:p>1.192034625</text:p>
          </table:table-cell>
          <table:table-cell office:value-type="float" office:value="1.203826213" calcext:value-type="float">
            <text:p>1.203826213</text:p>
          </table:table-cell>
          <table:table-cell office:value-type="float" office:value="1.194440269" calcext:value-type="float">
            <text:p>1.194440269</text:p>
          </table:table-cell>
          <table:table-cell office:value-type="float" office:value="1.196767036" calcext:value-type="float">
            <text:p>1.196767036</text:p>
          </table:table-cell>
          <table:table-cell office:value-type="float" office:value="1.194440269" calcext:value-type="float">
            <text:p>1.194440269</text:p>
          </table:table-cell>
          <table:table-cell office:value-type="float" office:value="1.196767036" calcext:value-type="float">
            <text:p>1.196767036</text:p>
          </table:table-cell>
          <table:table-cell office:value-type="float" office:value="0.00508729" calcext:value-type="float">
            <text:p>0.00508729</text:p>
          </table:table-cell>
          <table:table-cell office:value-type="float" office:value="0.008643028" calcext:value-type="float">
            <text:p>0.008643028</text:p>
          </table:table-cell>
          <table:table-cell office:value-type="float" office:value="0.008739365" calcext:value-type="float">
            <text:p>0.008739365</text:p>
          </table:table-cell>
          <table:table-cell office:value-type="float" office:value="0.008662682" calcext:value-type="float">
            <text:p>0.008662682</text:p>
          </table:table-cell>
          <table:table-cell office:value-type="float" office:value="0.008681692" calcext:value-type="float">
            <text:p>0.008681692</text:p>
          </table:table-cell>
          <table:table-cell office:value-type="float" office:value="0.008662682" calcext:value-type="float">
            <text:p>0.008662682</text:p>
          </table:table-cell>
          <table:table-cell office:value-type="float" office:value="0.008681692" calcext:value-type="float">
            <text:p>0.008681692</text:p>
          </table:table-cell>
          <table:table-cell office:value-type="float" office:value="0.000041563" calcext:value-type="float">
            <text:p>4.1563E-05</text:p>
          </table:table-cell>
          <table:table-cell office:value-type="float" office:value="26.758149988" calcext:value-type="float">
            <text:p>26.758149988</text:p>
          </table:table-cell>
          <table:table-cell office:value-type="float" office:value="26.760523924" calcext:value-type="float">
            <text:p>26.760523924</text:p>
          </table:table-cell>
          <table:table-cell office:value-type="float" office:value="26.758634304" calcext:value-type="float">
            <text:p>26.758634304</text:p>
          </table:table-cell>
          <table:table-cell office:value-type="float" office:value="26.759102739" calcext:value-type="float">
            <text:p>26.759102739</text:p>
          </table:table-cell>
          <table:table-cell office:value-type="float" office:value="26.758634304" calcext:value-type="float">
            <text:p>26.758634304</text:p>
          </table:table-cell>
          <table:table-cell office:value-type="float" office:value="26.759102739" calcext:value-type="float">
            <text:p>26.759102739</text:p>
          </table:table-cell>
          <table:table-cell office:value-type="float" office:value="0.001024196" calcext:value-type="float">
            <text:p>0.0010241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4:59:56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0547957" calcext:value-type="float">
            <text:p>1.200547957</text:p>
          </table:table-cell>
          <table:table-cell office:value-type="float" office:value="1.196746969" calcext:value-type="float">
            <text:p>1.196746969</text:p>
          </table:table-cell>
          <table:table-cell office:value-type="float" office:value="1.203410769" calcext:value-type="float">
            <text:p>1.203410769</text:p>
          </table:table-cell>
          <table:table-cell office:value-type="float" office:value="1.200235232" calcext:value-type="float">
            <text:p>1.200235232</text:p>
          </table:table-cell>
          <table:table-cell office:value-type="float" office:value="1.200547957" calcext:value-type="float">
            <text:p>1.200547957</text:p>
          </table:table-cell>
          <table:table-cell office:value-type="float" office:value="1.200235232" calcext:value-type="float">
            <text:p>1.200235232</text:p>
          </table:table-cell>
          <table:table-cell office:value-type="float" office:value="0.002729457" calcext:value-type="float">
            <text:p>0.002729457</text:p>
          </table:table-cell>
          <table:table-cell office:value-type="float" office:value="0.008712582" calcext:value-type="float">
            <text:p>0.008712582</text:p>
          </table:table-cell>
          <table:table-cell office:value-type="float" office:value="0.008681528" calcext:value-type="float">
            <text:p>0.008681528</text:p>
          </table:table-cell>
          <table:table-cell office:value-type="float" office:value="0.008735971" calcext:value-type="float">
            <text:p>0.008735971</text:p>
          </table:table-cell>
          <table:table-cell office:value-type="float" office:value="0.008710027" calcext:value-type="float">
            <text:p>0.008710027</text:p>
          </table:table-cell>
          <table:table-cell office:value-type="float" office:value="0.008712582" calcext:value-type="float">
            <text:p>0.008712582</text:p>
          </table:table-cell>
          <table:table-cell office:value-type="float" office:value="0.008710027" calcext:value-type="float">
            <text:p>0.008710027</text:p>
          </table:table-cell>
          <table:table-cell office:value-type="float" office:value="0.000022299" calcext:value-type="float">
            <text:p>2.2299E-05</text:p>
          </table:table-cell>
          <table:table-cell office:value-type="float" office:value="26.764917077" calcext:value-type="float">
            <text:p>26.764917077</text:p>
          </table:table-cell>
          <table:table-cell office:value-type="float" office:value="26.764151848" calcext:value-type="float">
            <text:p>26.764151848</text:p>
          </table:table-cell>
          <table:table-cell office:value-type="float" office:value="26.765493428" calcext:value-type="float">
            <text:p>26.765493428</text:p>
          </table:table-cell>
          <table:table-cell office:value-type="float" office:value="26.764854118" calcext:value-type="float">
            <text:p>26.764854118</text:p>
          </table:table-cell>
          <table:table-cell office:value-type="float" office:value="26.764917077" calcext:value-type="float">
            <text:p>26.764917077</text:p>
          </table:table-cell>
          <table:table-cell office:value-type="float" office:value="26.764854118" calcext:value-type="float">
            <text:p>26.764854118</text:p>
          </table:table-cell>
          <table:table-cell office:value-type="float" office:value="0.000549504" calcext:value-type="float">
            <text:p>0.0005495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4:59:58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6461463" calcext:value-type="float">
            <text:p>1.196461463</text:p>
          </table:table-cell>
          <table:table-cell office:value-type="float" office:value="1.203953171" calcext:value-type="float">
            <text:p>1.203953171</text:p>
          </table:table-cell>
          <table:table-cell office:value-type="float" office:value="1.190500997" calcext:value-type="float">
            <text:p>1.190500997</text:p>
          </table:table-cell>
          <table:table-cell office:value-type="float" office:value="1.196971877" calcext:value-type="float">
            <text:p>1.196971877</text:p>
          </table:table-cell>
          <table:table-cell office:value-type="float" office:value="1.196461463" calcext:value-type="float">
            <text:p>1.196461463</text:p>
          </table:table-cell>
          <table:table-cell office:value-type="float" office:value="1.196971877" calcext:value-type="float">
            <text:p>1.196971877</text:p>
          </table:table-cell>
          <table:table-cell office:value-type="float" office:value="0.005503674" calcext:value-type="float">
            <text:p>0.005503674</text:p>
          </table:table-cell>
          <table:table-cell office:value-type="float" office:value="0.008679195" calcext:value-type="float">
            <text:p>0.008679195</text:p>
          </table:table-cell>
          <table:table-cell office:value-type="float" office:value="0.008740402" calcext:value-type="float">
            <text:p>0.008740402</text:p>
          </table:table-cell>
          <table:table-cell office:value-type="float" office:value="0.008630499" calcext:value-type="float">
            <text:p>0.008630499</text:p>
          </table:table-cell>
          <table:table-cell office:value-type="float" office:value="0.008683365" calcext:value-type="float">
            <text:p>0.008683365</text:p>
          </table:table-cell>
          <table:table-cell office:value-type="float" office:value="0.008679195" calcext:value-type="float">
            <text:p>0.008679195</text:p>
          </table:table-cell>
          <table:table-cell office:value-type="float" office:value="0.008683365" calcext:value-type="float">
            <text:p>0.008683365</text:p>
          </table:table-cell>
          <table:table-cell office:value-type="float" office:value="0.000044965" calcext:value-type="float">
            <text:p>4.4965E-05</text:p>
          </table:table-cell>
          <table:table-cell office:value-type="float" office:value="26.753988071" calcext:value-type="float">
            <text:p>26.753988071</text:p>
          </table:table-cell>
          <table:table-cell office:value-type="float" office:value="26.755496341" calcext:value-type="float">
            <text:p>26.755496341</text:p>
          </table:table-cell>
          <table:table-cell office:value-type="float" office:value="26.752788077" calcext:value-type="float">
            <text:p>26.752788077</text:p>
          </table:table-cell>
          <table:table-cell office:value-type="float" office:value="26.754090829" calcext:value-type="float">
            <text:p>26.754090829</text:p>
          </table:table-cell>
          <table:table-cell office:value-type="float" office:value="26.753988071" calcext:value-type="float">
            <text:p>26.753988071</text:p>
          </table:table-cell>
          <table:table-cell office:value-type="float" office:value="26.754090829" calcext:value-type="float">
            <text:p>26.754090829</text:p>
          </table:table-cell>
          <table:table-cell office:value-type="float" office:value="0.001108029" calcext:value-type="float">
            <text:p>0.0011080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4:59:59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2765974" calcext:value-type="float">
            <text:p>1.192765974</text:p>
          </table:table-cell>
          <table:table-cell office:value-type="float" office:value="1.209240104" calcext:value-type="float">
            <text:p>1.209240104</text:p>
          </table:table-cell>
          <table:table-cell office:value-type="float" office:value="1.195168638" calcext:value-type="float">
            <text:p>1.195168638</text:p>
          </table:table-cell>
          <table:table-cell office:value-type="float" office:value="1.199058239" calcext:value-type="float">
            <text:p>1.199058239</text:p>
          </table:table-cell>
          <table:table-cell office:value-type="float" office:value="1.195168638" calcext:value-type="float">
            <text:p>1.195168638</text:p>
          </table:table-cell>
          <table:table-cell office:value-type="float" office:value="1.199058239" calcext:value-type="float">
            <text:p>1.199058239</text:p>
          </table:table-cell>
          <table:table-cell office:value-type="float" office:value="0.007266177" calcext:value-type="float">
            <text:p>0.007266177</text:p>
          </table:table-cell>
          <table:table-cell office:value-type="float" office:value="0.008649003" calcext:value-type="float">
            <text:p>0.008649003</text:p>
          </table:table-cell>
          <table:table-cell office:value-type="float" office:value="0.008783596" calcext:value-type="float">
            <text:p>0.008783596</text:p>
          </table:table-cell>
          <table:table-cell office:value-type="float" office:value="0.008668633" calcext:value-type="float">
            <text:p>0.008668633</text:p>
          </table:table-cell>
          <table:table-cell office:value-type="float" office:value="0.008700411" calcext:value-type="float">
            <text:p>0.008700411</text:p>
          </table:table-cell>
          <table:table-cell office:value-type="float" office:value="0.008668633" calcext:value-type="float">
            <text:p>0.008668633</text:p>
          </table:table-cell>
          <table:table-cell office:value-type="float" office:value="0.008700411" calcext:value-type="float">
            <text:p>0.008700411</text:p>
          </table:table-cell>
          <table:table-cell office:value-type="float" office:value="0.000059364" calcext:value-type="float">
            <text:p>5.9364E-05</text:p>
          </table:table-cell>
          <table:table-cell office:value-type="float" office:value="26.758297227" calcext:value-type="float">
            <text:p>26.758297227</text:p>
          </table:table-cell>
          <table:table-cell office:value-type="float" office:value="26.761613871" calcext:value-type="float">
            <text:p>26.761613871</text:p>
          </table:table-cell>
          <table:table-cell office:value-type="float" office:value="26.758780942" calcext:value-type="float">
            <text:p>26.758780942</text:p>
          </table:table-cell>
          <table:table-cell office:value-type="float" office:value="26.759564013" calcext:value-type="float">
            <text:p>26.759564013</text:p>
          </table:table-cell>
          <table:table-cell office:value-type="float" office:value="26.758780942" calcext:value-type="float">
            <text:p>26.758780942</text:p>
          </table:table-cell>
          <table:table-cell office:value-type="float" office:value="26.759564013" calcext:value-type="float">
            <text:p>26.759564013</text:p>
          </table:table-cell>
          <table:table-cell office:value-type="float" office:value="0.001462858" calcext:value-type="float">
            <text:p>0.0014628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5:00:00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202485705" calcext:value-type="float">
            <text:p>1.202485705</text:p>
          </table:table-cell>
          <table:table-cell office:value-type="float" office:value="1.19671061" calcext:value-type="float">
            <text:p>1.19671061</text:p>
          </table:table-cell>
          <table:table-cell office:value-type="float" office:value="1.212631013" calcext:value-type="float">
            <text:p>1.212631013</text:p>
          </table:table-cell>
          <table:table-cell office:value-type="float" office:value="1.203942442" calcext:value-type="float">
            <text:p>1.203942442</text:p>
          </table:table-cell>
          <table:table-cell office:value-type="float" office:value="1.202485705" calcext:value-type="float">
            <text:p>1.202485705</text:p>
          </table:table-cell>
          <table:table-cell office:value-type="float" office:value="1.203942442" calcext:value-type="float">
            <text:p>1.203942442</text:p>
          </table:table-cell>
          <table:table-cell office:value-type="float" office:value="0.006580596" calcext:value-type="float">
            <text:p>0.006580596</text:p>
          </table:table-cell>
          <table:table-cell office:value-type="float" office:value="0.008728413" calcext:value-type="float">
            <text:p>0.008728413</text:p>
          </table:table-cell>
          <table:table-cell office:value-type="float" office:value="0.008681231" calcext:value-type="float">
            <text:p>0.008681231</text:p>
          </table:table-cell>
          <table:table-cell office:value-type="float" office:value="0.0088113" calcext:value-type="float">
            <text:p>0.0088113</text:p>
          </table:table-cell>
          <table:table-cell office:value-type="float" office:value="0.008740314" calcext:value-type="float">
            <text:p>0.008740314</text:p>
          </table:table-cell>
          <table:table-cell office:value-type="float" office:value="0.008728413" calcext:value-type="float">
            <text:p>0.008728413</text:p>
          </table:table-cell>
          <table:table-cell office:value-type="float" office:value="0.008740314" calcext:value-type="float">
            <text:p>0.008740314</text:p>
          </table:table-cell>
          <table:table-cell office:value-type="float" office:value="0.000053763" calcext:value-type="float">
            <text:p>5.3763E-05</text:p>
          </table:table-cell>
          <table:table-cell office:value-type="float" office:value="26.755200903" calcext:value-type="float">
            <text:p>26.755200903</text:p>
          </table:table-cell>
          <table:table-cell office:value-type="float" office:value="26.75403823" calcext:value-type="float">
            <text:p>26.75403823</text:p>
          </table:table-cell>
          <table:table-cell office:value-type="float" office:value="26.757243407" calcext:value-type="float">
            <text:p>26.757243407</text:p>
          </table:table-cell>
          <table:table-cell office:value-type="float" office:value="26.75549418" calcext:value-type="float">
            <text:p>26.75549418</text:p>
          </table:table-cell>
          <table:table-cell office:value-type="float" office:value="26.755200903" calcext:value-type="float">
            <text:p>26.755200903</text:p>
          </table:table-cell>
          <table:table-cell office:value-type="float" office:value="26.75549418" calcext:value-type="float">
            <text:p>26.75549418</text:p>
          </table:table-cell>
          <table:table-cell office:value-type="float" office:value="0.001324839" calcext:value-type="float">
            <text:p>0.0013248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5:00:01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6361327" calcext:value-type="float">
            <text:p>1.196361327</text:p>
          </table:table-cell>
          <table:table-cell office:value-type="float" office:value="1.209461237" calcext:value-type="float">
            <text:p>1.209461237</text:p>
          </table:table-cell>
          <table:table-cell office:value-type="float" office:value="1.192376756" calcext:value-type="float">
            <text:p>1.192376756</text:p>
          </table:table-cell>
          <table:table-cell office:value-type="float" office:value="1.199399773" calcext:value-type="float">
            <text:p>1.199399773</text:p>
          </table:table-cell>
          <table:table-cell office:value-type="float" office:value="1.196361327" calcext:value-type="float">
            <text:p>1.196361327</text:p>
          </table:table-cell>
          <table:table-cell office:value-type="float" office:value="1.199399773" calcext:value-type="float">
            <text:p>1.199399773</text:p>
          </table:table-cell>
          <table:table-cell office:value-type="float" office:value="0.007298127" calcext:value-type="float">
            <text:p>0.007298127</text:p>
          </table:table-cell>
          <table:table-cell office:value-type="float" office:value="0.008678377" calcext:value-type="float">
            <text:p>0.008678377</text:p>
          </table:table-cell>
          <table:table-cell office:value-type="float" office:value="0.008785403" calcext:value-type="float">
            <text:p>0.008785403</text:p>
          </table:table-cell>
          <table:table-cell office:value-type="float" office:value="0.008645824" calcext:value-type="float">
            <text:p>0.008645824</text:p>
          </table:table-cell>
          <table:table-cell office:value-type="float" office:value="0.008703201" calcext:value-type="float">
            <text:p>0.008703201</text:p>
          </table:table-cell>
          <table:table-cell office:value-type="float" office:value="0.008678377" calcext:value-type="float">
            <text:p>0.008678377</text:p>
          </table:table-cell>
          <table:table-cell office:value-type="float" office:value="0.008703201" calcext:value-type="float">
            <text:p>0.008703201</text:p>
          </table:table-cell>
          <table:table-cell office:value-type="float" office:value="0.000059625" calcext:value-type="float">
            <text:p>5.9625E-05</text:p>
          </table:table-cell>
          <table:table-cell office:value-type="float" office:value="26.75902106" calcext:value-type="float">
            <text:p>26.75902106</text:p>
          </table:table-cell>
          <table:table-cell office:value-type="float" office:value="26.76165839" calcext:value-type="float">
            <text:p>26.76165839</text:p>
          </table:table-cell>
          <table:table-cell office:value-type="float" office:value="26.758218868" calcext:value-type="float">
            <text:p>26.758218868</text:p>
          </table:table-cell>
          <table:table-cell office:value-type="float" office:value="26.759632773" calcext:value-type="float">
            <text:p>26.759632773</text:p>
          </table:table-cell>
          <table:table-cell office:value-type="float" office:value="26.75902106" calcext:value-type="float">
            <text:p>26.75902106</text:p>
          </table:table-cell>
          <table:table-cell office:value-type="float" office:value="26.759632773" calcext:value-type="float">
            <text:p>26.759632773</text:p>
          </table:table-cell>
          <table:table-cell office:value-type="float" office:value="0.001469291" calcext:value-type="float">
            <text:p>0.0014692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5:00:02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89851307" calcext:value-type="float">
            <text:p>1.189851307</text:p>
          </table:table-cell>
          <table:table-cell office:value-type="float" office:value="1.213343288" calcext:value-type="float">
            <text:p>1.213343288</text:p>
          </table:table-cell>
          <table:table-cell office:value-type="float" office:value="1.199883962" calcext:value-type="float">
            <text:p>1.199883962</text:p>
          </table:table-cell>
          <table:table-cell office:value-type="float" office:value="1.201026185" calcext:value-type="float">
            <text:p>1.201026185</text:p>
          </table:table-cell>
          <table:table-cell office:value-type="float" office:value="1.199883962" calcext:value-type="float">
            <text:p>1.199883962</text:p>
          </table:table-cell>
          <table:table-cell office:value-type="float" office:value="1.201026185" calcext:value-type="float">
            <text:p>1.201026185</text:p>
          </table:table-cell>
          <table:table-cell office:value-type="float" office:value="0.009624511" calcext:value-type="float">
            <text:p>0.009624511</text:p>
          </table:table-cell>
          <table:table-cell office:value-type="float" office:value="0.008625191" calcext:value-type="float">
            <text:p>0.008625191</text:p>
          </table:table-cell>
          <table:table-cell office:value-type="float" office:value="0.008817119" calcext:value-type="float">
            <text:p>0.008817119</text:p>
          </table:table-cell>
          <table:table-cell office:value-type="float" office:value="0.008707157" calcext:value-type="float">
            <text:p>0.008707157</text:p>
          </table:table-cell>
          <table:table-cell office:value-type="float" office:value="0.008716489" calcext:value-type="float">
            <text:p>0.008716489</text:p>
          </table:table-cell>
          <table:table-cell office:value-type="float" office:value="0.008707157" calcext:value-type="float">
            <text:p>0.008707157</text:p>
          </table:table-cell>
          <table:table-cell office:value-type="float" office:value="0.008716489" calcext:value-type="float">
            <text:p>0.008716489</text:p>
          </table:table-cell>
          <table:table-cell office:value-type="float" office:value="0.000078632" calcext:value-type="float">
            <text:p>7.8632E-05</text:p>
          </table:table-cell>
          <table:table-cell office:value-type="float" office:value="26.752657278" calcext:value-type="float">
            <text:p>26.752657278</text:p>
          </table:table-cell>
          <table:table-cell office:value-type="float" office:value="26.757386806" calcext:value-type="float">
            <text:p>26.757386806</text:p>
          </table:table-cell>
          <table:table-cell office:value-type="float" office:value="26.754677106" calcext:value-type="float">
            <text:p>26.754677106</text:p>
          </table:table-cell>
          <table:table-cell office:value-type="float" office:value="26.754907063" calcext:value-type="float">
            <text:p>26.754907063</text:p>
          </table:table-cell>
          <table:table-cell office:value-type="float" office:value="26.754677106" calcext:value-type="float">
            <text:p>26.754677106</text:p>
          </table:table-cell>
          <table:table-cell office:value-type="float" office:value="26.754907063" calcext:value-type="float">
            <text:p>26.754907063</text:p>
          </table:table-cell>
          <table:table-cell office:value-type="float" office:value="0.001937657" calcext:value-type="float">
            <text:p>0.0019376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5:00:04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3345331" calcext:value-type="float">
            <text:p>1.193345331</text:p>
          </table:table-cell>
          <table:table-cell office:value-type="float" office:value="1.21569648" calcext:value-type="float">
            <text:p>1.21569648</text:p>
          </table:table-cell>
          <table:table-cell office:value-type="float" office:value="1.204451466" calcext:value-type="float">
            <text:p>1.204451466</text:p>
          </table:table-cell>
          <table:table-cell office:value-type="float" office:value="1.204497759" calcext:value-type="float">
            <text:p>1.204497759</text:p>
          </table:table-cell>
          <table:table-cell office:value-type="float" office:value="1.204451466" calcext:value-type="float">
            <text:p>1.204451466</text:p>
          </table:table-cell>
          <table:table-cell office:value-type="float" office:value="1.204497759" calcext:value-type="float">
            <text:p>1.204497759</text:p>
          </table:table-cell>
          <table:table-cell office:value-type="float" office:value="0.009124877" calcext:value-type="float">
            <text:p>0.009124877</text:p>
          </table:table-cell>
          <table:table-cell office:value-type="float" office:value="0.008653737" calcext:value-type="float">
            <text:p>0.008653737</text:p>
          </table:table-cell>
          <table:table-cell office:value-type="float" office:value="0.008836344" calcext:value-type="float">
            <text:p>0.008836344</text:p>
          </table:table-cell>
          <table:table-cell office:value-type="float" office:value="0.008744473" calcext:value-type="float">
            <text:p>0.008744473</text:p>
          </table:table-cell>
          <table:table-cell office:value-type="float" office:value="0.008744851" calcext:value-type="float">
            <text:p>0.008744851</text:p>
          </table:table-cell>
          <table:table-cell office:value-type="float" office:value="0.008744473" calcext:value-type="float">
            <text:p>0.008744473</text:p>
          </table:table-cell>
          <table:table-cell office:value-type="float" office:value="0.008744851" calcext:value-type="float">
            <text:p>0.008744851</text:p>
          </table:table-cell>
          <table:table-cell office:value-type="float" office:value="0.00007455" calcext:value-type="float">
            <text:p>7.455E-05</text:p>
          </table:table-cell>
          <table:table-cell office:value-type="float" office:value="26.753360714" calcext:value-type="float">
            <text:p>26.753360714</text:p>
          </table:table-cell>
          <table:table-cell office:value-type="float" office:value="26.757860562" calcext:value-type="float">
            <text:p>26.757860562</text:p>
          </table:table-cell>
          <table:table-cell office:value-type="float" office:value="26.75559666" calcext:value-type="float">
            <text:p>26.75559666</text:p>
          </table:table-cell>
          <table:table-cell office:value-type="float" office:value="26.755605979" calcext:value-type="float">
            <text:p>26.755605979</text:p>
          </table:table-cell>
          <table:table-cell office:value-type="float" office:value="26.75559666" calcext:value-type="float">
            <text:p>26.75559666</text:p>
          </table:table-cell>
          <table:table-cell office:value-type="float" office:value="26.755605979" calcext:value-type="float">
            <text:p>26.755605979</text:p>
          </table:table-cell>
          <table:table-cell office:value-type="float" office:value="0.001837067" calcext:value-type="float">
            <text:p>0.0018370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5:00:05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5471429" calcext:value-type="float">
            <text:p>1.195471429</text:p>
          </table:table-cell>
          <table:table-cell office:value-type="float" office:value="1.215815093" calcext:value-type="float">
            <text:p>1.215815093</text:p>
          </table:table-cell>
          <table:table-cell office:value-type="float" office:value="1.20693102" calcext:value-type="float">
            <text:p>1.20693102</text:p>
          </table:table-cell>
          <table:table-cell office:value-type="float" office:value="1.206072514" calcext:value-type="float">
            <text:p>1.206072514</text:p>
          </table:table-cell>
          <table:table-cell office:value-type="float" office:value="1.20693102" calcext:value-type="float">
            <text:p>1.20693102</text:p>
          </table:table-cell>
          <table:table-cell office:value-type="float" office:value="1.206072514" calcext:value-type="float">
            <text:p>1.206072514</text:p>
          </table:table-cell>
          <table:table-cell office:value-type="float" office:value="0.008327422" calcext:value-type="float">
            <text:p>0.008327422</text:p>
          </table:table-cell>
          <table:table-cell office:value-type="float" office:value="0.008671107" calcext:value-type="float">
            <text:p>0.008671107</text:p>
          </table:table-cell>
          <table:table-cell office:value-type="float" office:value="0.008837313" calcext:value-type="float">
            <text:p>0.008837313</text:p>
          </table:table-cell>
          <table:table-cell office:value-type="float" office:value="0.008764731" calcext:value-type="float">
            <text:p>0.008764731</text:p>
          </table:table-cell>
          <table:table-cell office:value-type="float" office:value="0.008757717" calcext:value-type="float">
            <text:p>0.008757717</text:p>
          </table:table-cell>
          <table:table-cell office:value-type="float" office:value="0.008764731" calcext:value-type="float">
            <text:p>0.008764731</text:p>
          </table:table-cell>
          <table:table-cell office:value-type="float" office:value="0.008757717" calcext:value-type="float">
            <text:p>0.008757717</text:p>
          </table:table-cell>
          <table:table-cell office:value-type="float" office:value="0.000068034" calcext:value-type="float">
            <text:p>6.8034E-05</text:p>
          </table:table-cell>
          <table:table-cell office:value-type="float" office:value="26.753788752" calcext:value-type="float">
            <text:p>26.753788752</text:p>
          </table:table-cell>
          <table:table-cell office:value-type="float" office:value="26.757884442" calcext:value-type="float">
            <text:p>26.757884442</text:p>
          </table:table-cell>
          <table:table-cell office:value-type="float" office:value="26.756095857" calcext:value-type="float">
            <text:p>26.756095857</text:p>
          </table:table-cell>
          <table:table-cell office:value-type="float" office:value="26.755923017" calcext:value-type="float">
            <text:p>26.755923017</text:p>
          </table:table-cell>
          <table:table-cell office:value-type="float" office:value="26.756095857" calcext:value-type="float">
            <text:p>26.756095857</text:p>
          </table:table-cell>
          <table:table-cell office:value-type="float" office:value="26.755923017" calcext:value-type="float">
            <text:p>26.755923017</text:p>
          </table:table-cell>
          <table:table-cell office:value-type="float" office:value="0.001676519" calcext:value-type="float">
            <text:p>0.0016765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5:00:06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5772433" calcext:value-type="float">
            <text:p>1.195772433</text:p>
          </table:table-cell>
          <table:table-cell office:value-type="float" office:value="1.214467432" calcext:value-type="float">
            <text:p>1.214467432</text:p>
          </table:table-cell>
          <table:table-cell office:value-type="float" office:value="1.208765055" calcext:value-type="float">
            <text:p>1.208765055</text:p>
          </table:table-cell>
          <table:table-cell office:value-type="float" office:value="1.206334973" calcext:value-type="float">
            <text:p>1.206334973</text:p>
          </table:table-cell>
          <table:table-cell office:value-type="float" office:value="1.208765055" calcext:value-type="float">
            <text:p>1.208765055</text:p>
          </table:table-cell>
          <table:table-cell office:value-type="float" office:value="1.206334973" calcext:value-type="float">
            <text:p>1.206334973</text:p>
          </table:table-cell>
          <table:table-cell office:value-type="float" office:value="0.007823244" calcext:value-type="float">
            <text:p>0.007823244</text:p>
          </table:table-cell>
          <table:table-cell office:value-type="float" office:value="0.008673566" calcext:value-type="float">
            <text:p>0.008673566</text:p>
          </table:table-cell>
          <table:table-cell office:value-type="float" office:value="0.008826303" calcext:value-type="float">
            <text:p>0.008826303</text:p>
          </table:table-cell>
          <table:table-cell office:value-type="float" office:value="0.008779715" calcext:value-type="float">
            <text:p>0.008779715</text:p>
          </table:table-cell>
          <table:table-cell office:value-type="float" office:value="0.008759861" calcext:value-type="float">
            <text:p>0.008759861</text:p>
          </table:table-cell>
          <table:table-cell office:value-type="float" office:value="0.008779715" calcext:value-type="float">
            <text:p>0.008779715</text:p>
          </table:table-cell>
          <table:table-cell office:value-type="float" office:value="0.008759861" calcext:value-type="float">
            <text:p>0.008759861</text:p>
          </table:table-cell>
          <table:table-cell office:value-type="float" office:value="0.000063915" calcext:value-type="float">
            <text:p>6.3915E-05</text:p>
          </table:table-cell>
          <table:table-cell office:value-type="float" office:value="26.753849351" calcext:value-type="float">
            <text:p>26.753849351</text:p>
          </table:table-cell>
          <table:table-cell office:value-type="float" office:value="26.757613124" calcext:value-type="float">
            <text:p>26.757613124</text:p>
          </table:table-cell>
          <table:table-cell office:value-type="float" office:value="26.756465094" calcext:value-type="float">
            <text:p>26.756465094</text:p>
          </table:table-cell>
          <table:table-cell office:value-type="float" office:value="26.755975856" calcext:value-type="float">
            <text:p>26.755975856</text:p>
          </table:table-cell>
          <table:table-cell office:value-type="float" office:value="26.756465094" calcext:value-type="float">
            <text:p>26.756465094</text:p>
          </table:table-cell>
          <table:table-cell office:value-type="float" office:value="26.755975856" calcext:value-type="float">
            <text:p>26.755975856</text:p>
          </table:table-cell>
          <table:table-cell office:value-type="float" office:value="0.001575016" calcext:value-type="float">
            <text:p>0.0015750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5:00:07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6224832" calcext:value-type="float">
            <text:p>1.196224832</text:p>
          </table:table-cell>
          <table:table-cell office:value-type="float" office:value="1.213162686" calcext:value-type="float">
            <text:p>1.213162686</text:p>
          </table:table-cell>
          <table:table-cell office:value-type="float" office:value="1.210224177" calcext:value-type="float">
            <text:p>1.210224177</text:p>
          </table:table-cell>
          <table:table-cell office:value-type="float" office:value="1.206537232" calcext:value-type="float">
            <text:p>1.206537232</text:p>
          </table:table-cell>
          <table:table-cell office:value-type="float" office:value="1.210224177" calcext:value-type="float">
            <text:p>1.210224177</text:p>
          </table:table-cell>
          <table:table-cell office:value-type="float" office:value="1.206537232" calcext:value-type="float">
            <text:p>1.206537232</text:p>
          </table:table-cell>
          <table:table-cell office:value-type="float" office:value="0.007389989" calcext:value-type="float">
            <text:p>0.007389989</text:p>
          </table:table-cell>
          <table:table-cell office:value-type="float" office:value="0.008677262" calcext:value-type="float">
            <text:p>0.008677262</text:p>
          </table:table-cell>
          <table:table-cell office:value-type="float" office:value="0.008815643" calcext:value-type="float">
            <text:p>0.008815643</text:p>
          </table:table-cell>
          <table:table-cell office:value-type="float" office:value="0.008791636" calcext:value-type="float">
            <text:p>0.008791636</text:p>
          </table:table-cell>
          <table:table-cell office:value-type="float" office:value="0.008761514" calcext:value-type="float">
            <text:p>0.008761514</text:p>
          </table:table-cell>
          <table:table-cell office:value-type="float" office:value="0.008791636" calcext:value-type="float">
            <text:p>0.008791636</text:p>
          </table:table-cell>
          <table:table-cell office:value-type="float" office:value="0.008761514" calcext:value-type="float">
            <text:p>0.008761514</text:p>
          </table:table-cell>
          <table:table-cell office:value-type="float" office:value="0.000060376" calcext:value-type="float">
            <text:p>6.0376E-05</text:p>
          </table:table-cell>
          <table:table-cell office:value-type="float" office:value="26.753940431" calcext:value-type="float">
            <text:p>26.753940431</text:p>
          </table:table-cell>
          <table:table-cell office:value-type="float" office:value="26.757350446" calcext:value-type="float">
            <text:p>26.757350446</text:p>
          </table:table-cell>
          <table:table-cell office:value-type="float" office:value="26.756758851" calcext:value-type="float">
            <text:p>26.756758851</text:p>
          </table:table-cell>
          <table:table-cell office:value-type="float" office:value="26.756016576" calcext:value-type="float">
            <text:p>26.756016576</text:p>
          </table:table-cell>
          <table:table-cell office:value-type="float" office:value="26.756758851" calcext:value-type="float">
            <text:p>26.756758851</text:p>
          </table:table-cell>
          <table:table-cell office:value-type="float" office:value="26.756016576" calcext:value-type="float">
            <text:p>26.756016576</text:p>
          </table:table-cell>
          <table:table-cell office:value-type="float" office:value="0.00148779" calcext:value-type="float">
            <text:p>0.001487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5:00:09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99077511" calcext:value-type="float">
            <text:p>1.199077511</text:p>
          </table:table-cell>
          <table:table-cell office:value-type="float" office:value="1.209548856" calcext:value-type="float">
            <text:p>1.209548856</text:p>
          </table:table-cell>
          <table:table-cell office:value-type="float" office:value="1.214220669" calcext:value-type="float">
            <text:p>1.214220669</text:p>
          </table:table-cell>
          <table:table-cell office:value-type="float" office:value="1.207615678" calcext:value-type="float">
            <text:p>1.207615678</text:p>
          </table:table-cell>
          <table:table-cell office:value-type="float" office:value="1.209548856" calcext:value-type="float">
            <text:p>1.209548856</text:p>
          </table:table-cell>
          <table:table-cell office:value-type="float" office:value="1.207615678" calcext:value-type="float">
            <text:p>1.207615678</text:p>
          </table:table-cell>
          <table:table-cell office:value-type="float" office:value="0.006331492" calcext:value-type="float">
            <text:p>0.006331492</text:p>
          </table:table-cell>
          <table:table-cell office:value-type="float" office:value="0.008700568" calcext:value-type="float">
            <text:p>0.008700568</text:p>
          </table:table-cell>
          <table:table-cell office:value-type="float" office:value="0.008786119" calcext:value-type="float">
            <text:p>0.008786119</text:p>
          </table:table-cell>
          <table:table-cell office:value-type="float" office:value="0.008824287" calcext:value-type="float">
            <text:p>0.008824287</text:p>
          </table:table-cell>
          <table:table-cell office:value-type="float" office:value="0.008770325" calcext:value-type="float">
            <text:p>0.008770325</text:p>
          </table:table-cell>
          <table:table-cell office:value-type="float" office:value="0.008786119" calcext:value-type="float">
            <text:p>0.008786119</text:p>
          </table:table-cell>
          <table:table-cell office:value-type="float" office:value="0.008770325" calcext:value-type="float">
            <text:p>0.008770325</text:p>
          </table:table-cell>
          <table:table-cell office:value-type="float" office:value="0.000051728" calcext:value-type="float">
            <text:p>5.1728E-05</text:p>
          </table:table-cell>
          <table:table-cell office:value-type="float" office:value="26.764621041" calcext:value-type="float">
            <text:p>26.764621041</text:p>
          </table:table-cell>
          <table:table-cell office:value-type="float" office:value="26.766729168" calcext:value-type="float">
            <text:p>26.766729168</text:p>
          </table:table-cell>
          <table:table-cell office:value-type="float" office:value="26.767669711" calcext:value-type="float">
            <text:p>26.767669711</text:p>
          </table:table-cell>
          <table:table-cell office:value-type="float" office:value="26.766339974" calcext:value-type="float">
            <text:p>26.766339974</text:p>
          </table:table-cell>
          <table:table-cell office:value-type="float" office:value="26.766729168" calcext:value-type="float">
            <text:p>26.766729168</text:p>
          </table:table-cell>
          <table:table-cell office:value-type="float" office:value="26.766339974" calcext:value-type="float">
            <text:p>26.766339974</text:p>
          </table:table-cell>
          <table:table-cell office:value-type="float" office:value="0.001274677" calcext:value-type="float">
            <text:p>0.0012746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5:00:10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3296924" calcext:value-type="float">
            <text:p>1.203296924</text:p>
          </table:table-cell>
          <table:table-cell office:value-type="float" office:value="1.20414033" calcext:value-type="float">
            <text:p>1.20414033</text:p>
          </table:table-cell>
          <table:table-cell office:value-type="float" office:value="1.217070367" calcext:value-type="float">
            <text:p>1.217070367</text:p>
          </table:table-cell>
          <table:table-cell office:value-type="float" office:value="1.208169207" calcext:value-type="float">
            <text:p>1.208169207</text:p>
          </table:table-cell>
          <table:table-cell office:value-type="float" office:value="1.20414033" calcext:value-type="float">
            <text:p>1.20414033</text:p>
          </table:table-cell>
          <table:table-cell office:value-type="float" office:value="1.208169207" calcext:value-type="float">
            <text:p>1.208169207</text:p>
          </table:table-cell>
          <table:table-cell office:value-type="float" office:value="0.006303482" calcext:value-type="float">
            <text:p>0.006303482</text:p>
          </table:table-cell>
          <table:table-cell office:value-type="float" office:value="0.008735041" calcext:value-type="float">
            <text:p>0.008735041</text:p>
          </table:table-cell>
          <table:table-cell office:value-type="float" office:value="0.008741931" calcext:value-type="float">
            <text:p>0.008741931</text:p>
          </table:table-cell>
          <table:table-cell office:value-type="float" office:value="0.008847569" calcext:value-type="float">
            <text:p>0.008847569</text:p>
          </table:table-cell>
          <table:table-cell office:value-type="float" office:value="0.008774847" calcext:value-type="float">
            <text:p>0.008774847</text:p>
          </table:table-cell>
          <table:table-cell office:value-type="float" office:value="0.008741931" calcext:value-type="float">
            <text:p>0.008741931</text:p>
          </table:table-cell>
          <table:table-cell office:value-type="float" office:value="0.008774847" calcext:value-type="float">
            <text:p>0.008774847</text:p>
          </table:table-cell>
          <table:table-cell office:value-type="float" office:value="0.000051499" calcext:value-type="float">
            <text:p>5.1499E-05</text:p>
          </table:table-cell>
          <table:table-cell office:value-type="float" office:value="26.765470508" calcext:value-type="float">
            <text:p>26.765470508</text:p>
          </table:table-cell>
          <table:table-cell office:value-type="float" office:value="26.765640306" calcext:value-type="float">
            <text:p>26.765640306</text:p>
          </table:table-cell>
          <table:table-cell office:value-type="float" office:value="26.768243421" calcext:value-type="float">
            <text:p>26.768243421</text:p>
          </table:table-cell>
          <table:table-cell office:value-type="float" office:value="26.766451412" calcext:value-type="float">
            <text:p>26.766451412</text:p>
          </table:table-cell>
          <table:table-cell office:value-type="float" office:value="26.765640306" calcext:value-type="float">
            <text:p>26.765640306</text:p>
          </table:table-cell>
          <table:table-cell office:value-type="float" office:value="26.766451412" calcext:value-type="float">
            <text:p>26.766451412</text:p>
          </table:table-cell>
          <table:table-cell office:value-type="float" office:value="0.001269037" calcext:value-type="float">
            <text:p>0.0012690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5:00:11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3950191" calcext:value-type="float">
            <text:p>1.203950191</text:p>
          </table:table-cell>
          <table:table-cell office:value-type="float" office:value="1.20050683" calcext:value-type="float">
            <text:p>1.20050683</text:p>
          </table:table-cell>
          <table:table-cell office:value-type="float" office:value="1.216298487" calcext:value-type="float">
            <text:p>1.216298487</text:p>
          </table:table-cell>
          <table:table-cell office:value-type="float" office:value="1.206918503" calcext:value-type="float">
            <text:p>1.206918503</text:p>
          </table:table-cell>
          <table:table-cell office:value-type="float" office:value="1.203950191" calcext:value-type="float">
            <text:p>1.203950191</text:p>
          </table:table-cell>
          <table:table-cell office:value-type="float" office:value="1.206918503" calcext:value-type="float">
            <text:p>1.206918503</text:p>
          </table:table-cell>
          <table:table-cell office:value-type="float" office:value="0.006779983" calcext:value-type="float">
            <text:p>0.006779983</text:p>
          </table:table-cell>
          <table:table-cell office:value-type="float" office:value="0.008740378" calcext:value-type="float">
            <text:p>0.008740378</text:p>
          </table:table-cell>
          <table:table-cell office:value-type="float" office:value="0.008712246" calcext:value-type="float">
            <text:p>0.008712246</text:p>
          </table:table-cell>
          <table:table-cell office:value-type="float" office:value="0.008841263" calcext:value-type="float">
            <text:p>0.008841263</text:p>
          </table:table-cell>
          <table:table-cell office:value-type="float" office:value="0.008764629" calcext:value-type="float">
            <text:p>0.008764629</text:p>
          </table:table-cell>
          <table:table-cell office:value-type="float" office:value="0.008740378" calcext:value-type="float">
            <text:p>0.008740378</text:p>
          </table:table-cell>
          <table:table-cell office:value-type="float" office:value="0.008764629" calcext:value-type="float">
            <text:p>0.008764629</text:p>
          </table:table-cell>
          <table:table-cell office:value-type="float" office:value="0.000055392" calcext:value-type="float">
            <text:p>5.5392E-05</text:p>
          </table:table-cell>
          <table:table-cell office:value-type="float" office:value="26.760548883" calcext:value-type="float">
            <text:p>26.760548883</text:p>
          </table:table-cell>
          <table:table-cell office:value-type="float" office:value="26.759855651" calcext:value-type="float">
            <text:p>26.759855651</text:p>
          </table:table-cell>
          <table:table-cell office:value-type="float" office:value="26.763034892" calcext:value-type="float">
            <text:p>26.763034892</text:p>
          </table:table-cell>
          <table:table-cell office:value-type="float" office:value="26.761146476" calcext:value-type="float">
            <text:p>26.761146476</text:p>
          </table:table-cell>
          <table:table-cell office:value-type="float" office:value="26.760548883" calcext:value-type="float">
            <text:p>26.760548883</text:p>
          </table:table-cell>
          <table:table-cell office:value-type="float" office:value="26.761146476" calcext:value-type="float">
            <text:p>26.761146476</text:p>
          </table:table-cell>
          <table:table-cell office:value-type="float" office:value="0.001364974" calcext:value-type="float">
            <text:p>0.0013649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5:00:12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4768563" calcext:value-type="float">
            <text:p>1.204768563</text:p>
          </table:table-cell>
          <table:table-cell office:value-type="float" office:value="1.197043204" calcext:value-type="float">
            <text:p>1.197043204</text:p>
          </table:table-cell>
          <table:table-cell office:value-type="float" office:value="1.200336957" calcext:value-type="float">
            <text:p>1.200336957</text:p>
          </table:table-cell>
          <table:table-cell office:value-type="float" office:value="1.200716241" calcext:value-type="float">
            <text:p>1.200716241</text:p>
          </table:table-cell>
          <table:table-cell office:value-type="float" office:value="1.200336957" calcext:value-type="float">
            <text:p>1.200336957</text:p>
          </table:table-cell>
          <table:table-cell office:value-type="float" office:value="1.200716241" calcext:value-type="float">
            <text:p>1.200716241</text:p>
          </table:table-cell>
          <table:table-cell office:value-type="float" office:value="0.003165247" calcext:value-type="float">
            <text:p>0.003165247</text:p>
          </table:table-cell>
          <table:table-cell office:value-type="float" office:value="0.008747064" calcext:value-type="float">
            <text:p>0.008747064</text:p>
          </table:table-cell>
          <table:table-cell office:value-type="float" office:value="0.008683948" calcext:value-type="float">
            <text:p>0.008683948</text:p>
          </table:table-cell>
          <table:table-cell office:value-type="float" office:value="0.008710858" calcext:value-type="float">
            <text:p>0.008710858</text:p>
          </table:table-cell>
          <table:table-cell office:value-type="float" office:value="0.008713957" calcext:value-type="float">
            <text:p>0.008713957</text:p>
          </table:table-cell>
          <table:table-cell office:value-type="float" office:value="0.008710858" calcext:value-type="float">
            <text:p>0.008710858</text:p>
          </table:table-cell>
          <table:table-cell office:value-type="float" office:value="0.008713957" calcext:value-type="float">
            <text:p>0.008713957</text:p>
          </table:table-cell>
          <table:table-cell office:value-type="float" office:value="0.00002586" calcext:value-type="float">
            <text:p>2.586E-05</text:p>
          </table:table-cell>
          <table:table-cell office:value-type="float" office:value="26.760713642" calcext:value-type="float">
            <text:p>26.760713642</text:p>
          </table:table-cell>
          <table:table-cell office:value-type="float" office:value="26.759158339" calcext:value-type="float">
            <text:p>26.759158339</text:p>
          </table:table-cell>
          <table:table-cell office:value-type="float" office:value="26.759821452" calcext:value-type="float">
            <text:p>26.759821452</text:p>
          </table:table-cell>
          <table:table-cell office:value-type="float" office:value="26.759897811" calcext:value-type="float">
            <text:p>26.759897811</text:p>
          </table:table-cell>
          <table:table-cell office:value-type="float" office:value="26.759821452" calcext:value-type="float">
            <text:p>26.759821452</text:p>
          </table:table-cell>
          <table:table-cell office:value-type="float" office:value="26.759897811" calcext:value-type="float">
            <text:p>26.759897811</text:p>
          </table:table-cell>
          <table:table-cell office:value-type="float" office:value="0.000637241" calcext:value-type="float">
            <text:p>0.00063724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5:00:13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7592759" calcext:value-type="float">
            <text:p>1.197592759</text:p>
          </table:table-cell>
          <table:table-cell office:value-type="float" office:value="1.206413651" calcext:value-type="float">
            <text:p>1.206413651</text:p>
          </table:table-cell>
          <table:table-cell office:value-type="float" office:value="1.191505336" calcext:value-type="float">
            <text:p>1.191505336</text:p>
          </table:table-cell>
          <table:table-cell office:value-type="float" office:value="1.198503915" calcext:value-type="float">
            <text:p>1.198503915</text:p>
          </table:table-cell>
          <table:table-cell office:value-type="float" office:value="1.197592759" calcext:value-type="float">
            <text:p>1.197592759</text:p>
          </table:table-cell>
          <table:table-cell office:value-type="float" office:value="1.198503915" calcext:value-type="float">
            <text:p>1.198503915</text:p>
          </table:table-cell>
          <table:table-cell office:value-type="float" office:value="0.006120301" calcext:value-type="float">
            <text:p>0.006120301</text:p>
          </table:table-cell>
          <table:table-cell office:value-type="float" office:value="0.008688438" calcext:value-type="float">
            <text:p>0.008688438</text:p>
          </table:table-cell>
          <table:table-cell office:value-type="float" office:value="0.008760504" calcext:value-type="float">
            <text:p>0.008760504</text:p>
          </table:table-cell>
          <table:table-cell office:value-type="float" office:value="0.008638704" calcext:value-type="float">
            <text:p>0.008638704</text:p>
          </table:table-cell>
          <table:table-cell office:value-type="float" office:value="0.008695882" calcext:value-type="float">
            <text:p>0.008695882</text:p>
          </table:table-cell>
          <table:table-cell office:value-type="float" office:value="0.008688438" calcext:value-type="float">
            <text:p>0.008688438</text:p>
          </table:table-cell>
          <table:table-cell office:value-type="float" office:value="0.008695882" calcext:value-type="float">
            <text:p>0.008695882</text:p>
          </table:table-cell>
          <table:table-cell office:value-type="float" office:value="0.000050002" calcext:value-type="float">
            <text:p>5.0002E-05</text:p>
          </table:table-cell>
          <table:table-cell office:value-type="float" office:value="26.759268977" calcext:value-type="float">
            <text:p>26.759268977</text:p>
          </table:table-cell>
          <table:table-cell office:value-type="float" office:value="26.761044838" calcext:value-type="float">
            <text:p>26.761044838</text:p>
          </table:table-cell>
          <table:table-cell office:value-type="float" office:value="26.758043429" calcext:value-type="float">
            <text:p>26.758043429</text:p>
          </table:table-cell>
          <table:table-cell office:value-type="float" office:value="26.759452415" calcext:value-type="float">
            <text:p>26.759452415</text:p>
          </table:table-cell>
          <table:table-cell office:value-type="float" office:value="26.759268977" calcext:value-type="float">
            <text:p>26.759268977</text:p>
          </table:table-cell>
          <table:table-cell office:value-type="float" office:value="26.759452415" calcext:value-type="float">
            <text:p>26.759452415</text:p>
          </table:table-cell>
          <table:table-cell office:value-type="float" office:value="0.001232166" calcext:value-type="float">
            <text:p>0.00123216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5:00:15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1254996" calcext:value-type="float">
            <text:p>1.191254996</text:p>
          </table:table-cell>
          <table:table-cell office:value-type="float" office:value="1.214509155" calcext:value-type="float">
            <text:p>1.214509155</text:p>
          </table:table-cell>
          <table:table-cell office:value-type="float" office:value="1.198370004" calcext:value-type="float">
            <text:p>1.198370004</text:p>
          </table:table-cell>
          <table:table-cell office:value-type="float" office:value="1.201378052" calcext:value-type="float">
            <text:p>1.201378052</text:p>
          </table:table-cell>
          <table:table-cell office:value-type="float" office:value="1.198370004" calcext:value-type="float">
            <text:p>1.198370004</text:p>
          </table:table-cell>
          <table:table-cell office:value-type="float" office:value="1.201378052" calcext:value-type="float">
            <text:p>1.201378052</text:p>
          </table:table-cell>
          <table:table-cell office:value-type="float" office:value="0.009728831" calcext:value-type="float">
            <text:p>0.009728831</text:p>
          </table:table-cell>
          <table:table-cell office:value-type="float" office:value="0.008636659" calcext:value-type="float">
            <text:p>0.008636659</text:p>
          </table:table-cell>
          <table:table-cell office:value-type="float" office:value="0.008826644" calcext:value-type="float">
            <text:p>0.008826644</text:p>
          </table:table-cell>
          <table:table-cell office:value-type="float" office:value="0.008694788" calcext:value-type="float">
            <text:p>0.008694788</text:p>
          </table:table-cell>
          <table:table-cell office:value-type="float" office:value="0.008719364" calcext:value-type="float">
            <text:p>0.008719364</text:p>
          </table:table-cell>
          <table:table-cell office:value-type="float" office:value="0.008694788" calcext:value-type="float">
            <text:p>0.008694788</text:p>
          </table:table-cell>
          <table:table-cell office:value-type="float" office:value="0.008719364" calcext:value-type="float">
            <text:p>0.008719364</text:p>
          </table:table-cell>
          <table:table-cell office:value-type="float" office:value="0.000079484" calcext:value-type="float">
            <text:p>7.9484E-05</text:p>
          </table:table-cell>
          <table:table-cell office:value-type="float" office:value="26.75799303" calcext:value-type="float">
            <text:p>26.75799303</text:p>
          </table:table-cell>
          <table:table-cell office:value-type="float" office:value="26.762674657" calcext:value-type="float">
            <text:p>26.762674657</text:p>
          </table:table-cell>
          <table:table-cell office:value-type="float" office:value="26.759425456" calcext:value-type="float">
            <text:p>26.759425456</text:p>
          </table:table-cell>
          <table:table-cell office:value-type="float" office:value="26.760031048" calcext:value-type="float">
            <text:p>26.760031048</text:p>
          </table:table-cell>
          <table:table-cell office:value-type="float" office:value="26.759425456" calcext:value-type="float">
            <text:p>26.759425456</text:p>
          </table:table-cell>
          <table:table-cell office:value-type="float" office:value="26.760031048" calcext:value-type="float">
            <text:p>26.760031048</text:p>
          </table:table-cell>
          <table:table-cell office:value-type="float" office:value="0.00195865" calcext:value-type="float">
            <text:p>0.001958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5:00:16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3348908" calcext:value-type="float">
            <text:p>1.193348908</text:p>
          </table:table-cell>
          <table:table-cell office:value-type="float" office:value="1.212744261" calcext:value-type="float">
            <text:p>1.212744261</text:p>
          </table:table-cell>
          <table:table-cell office:value-type="float" office:value="1.205456997" calcext:value-type="float">
            <text:p>1.205456997</text:p>
          </table:table-cell>
          <table:table-cell office:value-type="float" office:value="1.203850055" calcext:value-type="float">
            <text:p>1.203850055</text:p>
          </table:table-cell>
          <table:table-cell office:value-type="float" office:value="1.205456997" calcext:value-type="float">
            <text:p>1.205456997</text:p>
          </table:table-cell>
          <table:table-cell office:value-type="float" office:value="1.203850055" calcext:value-type="float">
            <text:p>1.203850055</text:p>
          </table:table-cell>
          <table:table-cell office:value-type="float" office:value="0.007999235" calcext:value-type="float">
            <text:p>0.007999235</text:p>
          </table:table-cell>
          <table:table-cell office:value-type="float" office:value="0.008653766" calcext:value-type="float">
            <text:p>0.008653766</text:p>
          </table:table-cell>
          <table:table-cell office:value-type="float" office:value="0.008812225" calcext:value-type="float">
            <text:p>0.008812225</text:p>
          </table:table-cell>
          <table:table-cell office:value-type="float" office:value="0.008752688" calcext:value-type="float">
            <text:p>0.008752688</text:p>
          </table:table-cell>
          <table:table-cell office:value-type="float" office:value="0.00873956" calcext:value-type="float">
            <text:p>0.00873956</text:p>
          </table:table-cell>
          <table:table-cell office:value-type="float" office:value="0.008752688" calcext:value-type="float">
            <text:p>0.008752688</text:p>
          </table:table-cell>
          <table:table-cell office:value-type="float" office:value="0.00873956" calcext:value-type="float">
            <text:p>0.00873956</text:p>
          </table:table-cell>
          <table:table-cell office:value-type="float" office:value="0.000065353" calcext:value-type="float">
            <text:p>6.5353E-05</text:p>
          </table:table-cell>
          <table:table-cell office:value-type="float" office:value="26.753361434" calcext:value-type="float">
            <text:p>26.753361434</text:p>
          </table:table-cell>
          <table:table-cell office:value-type="float" office:value="26.757266207" calcext:value-type="float">
            <text:p>26.757266207</text:p>
          </table:table-cell>
          <table:table-cell office:value-type="float" office:value="26.755799099" calcext:value-type="float">
            <text:p>26.755799099</text:p>
          </table:table-cell>
          <table:table-cell office:value-type="float" office:value="26.75547558" calcext:value-type="float">
            <text:p>26.75547558</text:p>
          </table:table-cell>
          <table:table-cell office:value-type="float" office:value="26.755799099" calcext:value-type="float">
            <text:p>26.755799099</text:p>
          </table:table-cell>
          <table:table-cell office:value-type="float" office:value="26.75547558" calcext:value-type="float">
            <text:p>26.75547558</text:p>
          </table:table-cell>
          <table:table-cell office:value-type="float" office:value="0.001610447" calcext:value-type="float">
            <text:p>0.0016104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5:00:17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8352122" calcext:value-type="float">
            <text:p>1.198352122</text:p>
          </table:table-cell>
          <table:table-cell office:value-type="float" office:value="1.207598592" calcext:value-type="float">
            <text:p>1.207598592</text:p>
          </table:table-cell>
          <table:table-cell office:value-type="float" office:value="1.211820389" calcext:value-type="float">
            <text:p>1.211820389</text:p>
          </table:table-cell>
          <table:table-cell office:value-type="float" office:value="1.205923701" calcext:value-type="float">
            <text:p>1.205923701</text:p>
          </table:table-cell>
          <table:table-cell office:value-type="float" office:value="1.207598592" calcext:value-type="float">
            <text:p>1.207598592</text:p>
          </table:table-cell>
          <table:table-cell office:value-type="float" office:value="1.205923701" calcext:value-type="float">
            <text:p>1.205923701</text:p>
          </table:table-cell>
          <table:table-cell office:value-type="float" office:value="0.0056245" calcext:value-type="float">
            <text:p>0.0056245</text:p>
          </table:table-cell>
          <table:table-cell office:value-type="float" office:value="0.008694642" calcext:value-type="float">
            <text:p>0.008694642</text:p>
          </table:table-cell>
          <table:table-cell office:value-type="float" office:value="0.008770185" calcext:value-type="float">
            <text:p>0.008770185</text:p>
          </table:table-cell>
          <table:table-cell office:value-type="float" office:value="0.008804677" calcext:value-type="float">
            <text:p>0.008804677</text:p>
          </table:table-cell>
          <table:table-cell office:value-type="float" office:value="0.008756501" calcext:value-type="float">
            <text:p>0.008756501</text:p>
          </table:table-cell>
          <table:table-cell office:value-type="float" office:value="0.008770185" calcext:value-type="float">
            <text:p>0.008770185</text:p>
          </table:table-cell>
          <table:table-cell office:value-type="float" office:value="0.008756501" calcext:value-type="float">
            <text:p>0.008756501</text:p>
          </table:table-cell>
          <table:table-cell office:value-type="float" office:value="0.000045952" calcext:value-type="float">
            <text:p>4.5952E-05</text:p>
          </table:table-cell>
          <table:table-cell office:value-type="float" office:value="26.759421856" calcext:value-type="float">
            <text:p>26.759421856</text:p>
          </table:table-cell>
          <table:table-cell office:value-type="float" office:value="26.761283395" calcext:value-type="float">
            <text:p>26.761283395</text:p>
          </table:table-cell>
          <table:table-cell office:value-type="float" office:value="26.762133344" calcext:value-type="float">
            <text:p>26.762133344</text:p>
          </table:table-cell>
          <table:table-cell office:value-type="float" office:value="26.760946198" calcext:value-type="float">
            <text:p>26.760946198</text:p>
          </table:table-cell>
          <table:table-cell office:value-type="float" office:value="26.761283395" calcext:value-type="float">
            <text:p>26.761283395</text:p>
          </table:table-cell>
          <table:table-cell office:value-type="float" office:value="26.760946198" calcext:value-type="float">
            <text:p>26.760946198</text:p>
          </table:table-cell>
          <table:table-cell office:value-type="float" office:value="0.001132348" calcext:value-type="float">
            <text:p>0.0011323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5:00:18</text:p>
          </table:table-cell>
          <table:table-cell office:value-type="float" office:value="26.55526" calcext:value-type="float">
            <text:p>26.55526</text:p>
          </table:table-cell>
          <table:table-cell office:value-type="float" office:value="1.203975225" calcext:value-type="float">
            <text:p>1.203975225</text:p>
          </table:table-cell>
          <table:table-cell office:value-type="float" office:value="1.202116156" calcext:value-type="float">
            <text:p>1.202116156</text:p>
          </table:table-cell>
          <table:table-cell office:value-type="float" office:value="1.194978499" calcext:value-type="float">
            <text:p>1.194978499</text:p>
          </table:table-cell>
          <table:table-cell office:value-type="float" office:value="1.200356627" calcext:value-type="float">
            <text:p>1.200356627</text:p>
          </table:table-cell>
          <table:table-cell office:value-type="float" office:value="1.202116156" calcext:value-type="float">
            <text:p>1.202116156</text:p>
          </table:table-cell>
          <table:table-cell office:value-type="float" office:value="1.200356627" calcext:value-type="float">
            <text:p>1.200356627</text:p>
          </table:table-cell>
          <table:table-cell office:value-type="float" office:value="0.003877906" calcext:value-type="float">
            <text:p>0.003877906</text:p>
          </table:table-cell>
          <table:table-cell office:value-type="float" office:value="0.008740582" calcext:value-type="float">
            <text:p>0.008740582</text:p>
          </table:table-cell>
          <table:table-cell office:value-type="float" office:value="0.008725394" calcext:value-type="float">
            <text:p>0.008725394</text:p>
          </table:table-cell>
          <table:table-cell office:value-type="float" office:value="0.00866708" calcext:value-type="float">
            <text:p>0.00866708</text:p>
          </table:table-cell>
          <table:table-cell office:value-type="float" office:value="0.008711019" calcext:value-type="float">
            <text:p>0.008711019</text:p>
          </table:table-cell>
          <table:table-cell office:value-type="float" office:value="0.008725394" calcext:value-type="float">
            <text:p>0.008725394</text:p>
          </table:table-cell>
          <table:table-cell office:value-type="float" office:value="0.008711019" calcext:value-type="float">
            <text:p>0.008711019</text:p>
          </table:table-cell>
          <table:table-cell office:value-type="float" office:value="0.000031682" calcext:value-type="float">
            <text:p>3.1682E-05</text:p>
          </table:table-cell>
          <table:table-cell office:value-type="float" office:value="26.770660209" calcext:value-type="float">
            <text:p>26.770660209</text:p>
          </table:table-cell>
          <table:table-cell office:value-type="float" office:value="26.770285937" calcext:value-type="float">
            <text:p>26.770285937</text:p>
          </table:table-cell>
          <table:table-cell office:value-type="float" office:value="26.768848965" calcext:value-type="float">
            <text:p>26.768848965</text:p>
          </table:table-cell>
          <table:table-cell office:value-type="float" office:value="26.769931704" calcext:value-type="float">
            <text:p>26.769931704</text:p>
          </table:table-cell>
          <table:table-cell office:value-type="float" office:value="26.770285937" calcext:value-type="float">
            <text:p>26.770285937</text:p>
          </table:table-cell>
          <table:table-cell office:value-type="float" office:value="26.769931704" calcext:value-type="float">
            <text:p>26.769931704</text:p>
          </table:table-cell>
          <table:table-cell office:value-type="float" office:value="0.00078071" calcext:value-type="float">
            <text:p>0.000780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5:00:19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1200756" calcext:value-type="float">
            <text:p>1.191200756</text:p>
          </table:table-cell>
          <table:table-cell office:value-type="float" office:value="1.209503556" calcext:value-type="float">
            <text:p>1.209503556</text:p>
          </table:table-cell>
          <table:table-cell office:value-type="float" office:value="1.194408678" calcext:value-type="float">
            <text:p>1.194408678</text:p>
          </table:table-cell>
          <table:table-cell office:value-type="float" office:value="1.198370997" calcext:value-type="float">
            <text:p>1.198370997</text:p>
          </table:table-cell>
          <table:table-cell office:value-type="float" office:value="1.194408678" calcext:value-type="float">
            <text:p>1.194408678</text:p>
          </table:table-cell>
          <table:table-cell office:value-type="float" office:value="1.198370997" calcext:value-type="float">
            <text:p>1.198370997</text:p>
          </table:table-cell>
          <table:table-cell office:value-type="float" office:value="0.007980105" calcext:value-type="float">
            <text:p>0.007980105</text:p>
          </table:table-cell>
          <table:table-cell office:value-type="float" office:value="0.008636216" calcext:value-type="float">
            <text:p>0.008636216</text:p>
          </table:table-cell>
          <table:table-cell office:value-type="float" office:value="0.008785748" calcext:value-type="float">
            <text:p>0.008785748</text:p>
          </table:table-cell>
          <table:table-cell office:value-type="float" office:value="0.008662424" calcext:value-type="float">
            <text:p>0.008662424</text:p>
          </table:table-cell>
          <table:table-cell office:value-type="float" office:value="0.008694796" calcext:value-type="float">
            <text:p>0.008694796</text:p>
          </table:table-cell>
          <table:table-cell office:value-type="float" office:value="0.008662424" calcext:value-type="float">
            <text:p>0.008662424</text:p>
          </table:table-cell>
          <table:table-cell office:value-type="float" office:value="0.008694796" calcext:value-type="float">
            <text:p>0.008694796</text:p>
          </table:table-cell>
          <table:table-cell office:value-type="float" office:value="0.000065197" calcext:value-type="float">
            <text:p>6.5197E-05</text:p>
          </table:table-cell>
          <table:table-cell office:value-type="float" office:value="26.75798211" calcext:value-type="float">
            <text:p>26.75798211</text:p>
          </table:table-cell>
          <table:table-cell office:value-type="float" office:value="26.76166691" calcext:value-type="float">
            <text:p>26.76166691</text:p>
          </table:table-cell>
          <table:table-cell office:value-type="float" office:value="26.758627944" calcext:value-type="float">
            <text:p>26.758627944</text:p>
          </table:table-cell>
          <table:table-cell office:value-type="float" office:value="26.759425655" calcext:value-type="float">
            <text:p>26.759425655</text:p>
          </table:table-cell>
          <table:table-cell office:value-type="float" office:value="26.758627944" calcext:value-type="float">
            <text:p>26.758627944</text:p>
          </table:table-cell>
          <table:table-cell office:value-type="float" office:value="26.759425655" calcext:value-type="float">
            <text:p>26.759425655</text:p>
          </table:table-cell>
          <table:table-cell office:value-type="float" office:value="0.001606589" calcext:value-type="float">
            <text:p>0.00160658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5:00:21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1980981" calcext:value-type="float">
            <text:p>1.191980981</text:p>
          </table:table-cell>
          <table:table-cell office:value-type="float" office:value="1.213427927" calcext:value-type="float">
            <text:p>1.213427927</text:p>
          </table:table-cell>
          <table:table-cell office:value-type="float" office:value="1.204670811" calcext:value-type="float">
            <text:p>1.204670811</text:p>
          </table:table-cell>
          <table:table-cell office:value-type="float" office:value="1.203359906" calcext:value-type="float">
            <text:p>1.203359906</text:p>
          </table:table-cell>
          <table:table-cell office:value-type="float" office:value="1.204670811" calcext:value-type="float">
            <text:p>1.204670811</text:p>
          </table:table-cell>
          <table:table-cell office:value-type="float" office:value="1.203359906" calcext:value-type="float">
            <text:p>1.203359906</text:p>
          </table:table-cell>
          <table:table-cell office:value-type="float" office:value="0.00880461" calcext:value-type="float">
            <text:p>0.00880461</text:p>
          </table:table-cell>
          <table:table-cell office:value-type="float" office:value="0.00864259" calcext:value-type="float">
            <text:p>0.00864259</text:p>
          </table:table-cell>
          <table:table-cell office:value-type="float" office:value="0.00881781" calcext:value-type="float">
            <text:p>0.00881781</text:p>
          </table:table-cell>
          <table:table-cell office:value-type="float" office:value="0.008746265" calcext:value-type="float">
            <text:p>0.008746265</text:p>
          </table:table-cell>
          <table:table-cell office:value-type="float" office:value="0.008735555" calcext:value-type="float">
            <text:p>0.008735555</text:p>
          </table:table-cell>
          <table:table-cell office:value-type="float" office:value="0.008746265" calcext:value-type="float">
            <text:p>0.008746265</text:p>
          </table:table-cell>
          <table:table-cell office:value-type="float" office:value="0.008735555" calcext:value-type="float">
            <text:p>0.008735555</text:p>
          </table:table-cell>
          <table:table-cell office:value-type="float" office:value="0.000071933" calcext:value-type="float">
            <text:p>7.1933E-05</text:p>
          </table:table-cell>
          <table:table-cell office:value-type="float" office:value="26.753086035" calcext:value-type="float">
            <text:p>26.753086035</text:p>
          </table:table-cell>
          <table:table-cell office:value-type="float" office:value="26.757403846" calcext:value-type="float">
            <text:p>26.757403846</text:p>
          </table:table-cell>
          <table:table-cell office:value-type="float" office:value="26.75564082" calcext:value-type="float">
            <text:p>26.75564082</text:p>
          </table:table-cell>
          <table:table-cell office:value-type="float" office:value="26.7553769" calcext:value-type="float">
            <text:p>26.7553769</text:p>
          </table:table-cell>
          <table:table-cell office:value-type="float" office:value="26.75564082" calcext:value-type="float">
            <text:p>26.75564082</text:p>
          </table:table-cell>
          <table:table-cell office:value-type="float" office:value="26.7553769" calcext:value-type="float">
            <text:p>26.7553769</text:p>
          </table:table-cell>
          <table:table-cell office:value-type="float" office:value="0.00177259" calcext:value-type="float">
            <text:p>0.001772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5:00:22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96959161" calcext:value-type="float">
            <text:p>1.196959161</text:p>
          </table:table-cell>
          <table:table-cell office:value-type="float" office:value="1.217093017" calcext:value-type="float">
            <text:p>1.217093017</text:p>
          </table:table-cell>
          <table:table-cell office:value-type="float" office:value="1.199551368" calcext:value-type="float">
            <text:p>1.199551368</text:p>
          </table:table-cell>
          <table:table-cell office:value-type="float" office:value="1.204534515" calcext:value-type="float">
            <text:p>1.204534515</text:p>
          </table:table-cell>
          <table:table-cell office:value-type="float" office:value="1.199551368" calcext:value-type="float">
            <text:p>1.199551368</text:p>
          </table:table-cell>
          <table:table-cell office:value-type="float" office:value="1.204534515" calcext:value-type="float">
            <text:p>1.204534515</text:p>
          </table:table-cell>
          <table:table-cell office:value-type="float" office:value="0.008943036" calcext:value-type="float">
            <text:p>0.008943036</text:p>
          </table:table-cell>
          <table:table-cell office:value-type="float" office:value="0.008683262" calcext:value-type="float">
            <text:p>0.008683262</text:p>
          </table:table-cell>
          <table:table-cell office:value-type="float" office:value="0.008847754" calcext:value-type="float">
            <text:p>0.008847754</text:p>
          </table:table-cell>
          <table:table-cell office:value-type="float" office:value="0.00870444" calcext:value-type="float">
            <text:p>0.00870444</text:p>
          </table:table-cell>
          <table:table-cell office:value-type="float" office:value="0.008745152" calcext:value-type="float">
            <text:p>0.008745152</text:p>
          </table:table-cell>
          <table:table-cell office:value-type="float" office:value="0.00870444" calcext:value-type="float">
            <text:p>0.00870444</text:p>
          </table:table-cell>
          <table:table-cell office:value-type="float" office:value="0.008745152" calcext:value-type="float">
            <text:p>0.008745152</text:p>
          </table:table-cell>
          <table:table-cell office:value-type="float" office:value="0.000073064" calcext:value-type="float">
            <text:p>7.3064E-05</text:p>
          </table:table-cell>
          <table:table-cell office:value-type="float" office:value="26.764194568" calcext:value-type="float">
            <text:p>26.764194568</text:p>
          </table:table-cell>
          <table:table-cell office:value-type="float" office:value="26.768247981" calcext:value-type="float">
            <text:p>26.768247981</text:p>
          </table:table-cell>
          <table:table-cell office:value-type="float" office:value="26.76471644" calcext:value-type="float">
            <text:p>26.76471644</text:p>
          </table:table-cell>
          <table:table-cell office:value-type="float" office:value="26.765719663" calcext:value-type="float">
            <text:p>26.765719663</text:p>
          </table:table-cell>
          <table:table-cell office:value-type="float" office:value="26.76471644" calcext:value-type="float">
            <text:p>26.76471644</text:p>
          </table:table-cell>
          <table:table-cell office:value-type="float" office:value="26.765719663" calcext:value-type="float">
            <text:p>26.765719663</text:p>
          </table:table-cell>
          <table:table-cell office:value-type="float" office:value="0.001800441" calcext:value-type="float">
            <text:p>0.0018004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5:00:23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9850769" calcext:value-type="float">
            <text:p>1.19850769</text:p>
          </table:table-cell>
          <table:table-cell office:value-type="float" office:value="1.214505579" calcext:value-type="float">
            <text:p>1.214505579</text:p>
          </table:table-cell>
          <table:table-cell office:value-type="float" office:value="1.198777103" calcext:value-type="float">
            <text:p>1.198777103</text:p>
          </table:table-cell>
          <table:table-cell office:value-type="float" office:value="1.203930124" calcext:value-type="float">
            <text:p>1.203930124</text:p>
          </table:table-cell>
          <table:table-cell office:value-type="float" office:value="1.198777103" calcext:value-type="float">
            <text:p>1.198777103</text:p>
          </table:table-cell>
          <table:table-cell office:value-type="float" office:value="1.203930124" calcext:value-type="float">
            <text:p>1.203930124</text:p>
          </table:table-cell>
          <table:table-cell office:value-type="float" office:value="0.007478785" calcext:value-type="float">
            <text:p>0.007478785</text:p>
          </table:table-cell>
          <table:table-cell office:value-type="float" office:value="0.008695913" calcext:value-type="float">
            <text:p>0.008695913</text:p>
          </table:table-cell>
          <table:table-cell office:value-type="float" office:value="0.008826615" calcext:value-type="float">
            <text:p>0.008826615</text:p>
          </table:table-cell>
          <table:table-cell office:value-type="float" office:value="0.008698114" calcext:value-type="float">
            <text:p>0.008698114</text:p>
          </table:table-cell>
          <table:table-cell office:value-type="float" office:value="0.008740214" calcext:value-type="float">
            <text:p>0.008740214</text:p>
          </table:table-cell>
          <table:table-cell office:value-type="float" office:value="0.008698114" calcext:value-type="float">
            <text:p>0.008698114</text:p>
          </table:table-cell>
          <table:table-cell office:value-type="float" office:value="0.008740214" calcext:value-type="float">
            <text:p>0.008740214</text:p>
          </table:table-cell>
          <table:table-cell office:value-type="float" office:value="0.000061101" calcext:value-type="float">
            <text:p>6.1101E-05</text:p>
          </table:table-cell>
          <table:table-cell office:value-type="float" office:value="26.764506323" calcext:value-type="float">
            <text:p>26.764506323</text:p>
          </table:table-cell>
          <table:table-cell office:value-type="float" office:value="26.76772707" calcext:value-type="float">
            <text:p>26.76772707</text:p>
          </table:table-cell>
          <table:table-cell office:value-type="float" office:value="26.764560562" calcext:value-type="float">
            <text:p>26.764560562</text:p>
          </table:table-cell>
          <table:table-cell office:value-type="float" office:value="26.765597985" calcext:value-type="float">
            <text:p>26.765597985</text:p>
          </table:table-cell>
          <table:table-cell office:value-type="float" office:value="26.764560562" calcext:value-type="float">
            <text:p>26.764560562</text:p>
          </table:table-cell>
          <table:table-cell office:value-type="float" office:value="26.765597985" calcext:value-type="float">
            <text:p>26.765597985</text:p>
          </table:table-cell>
          <table:table-cell office:value-type="float" office:value="0.001505653" calcext:value-type="float">
            <text:p>0.0015056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5:00:24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1396728" calcext:value-type="float">
            <text:p>1.201396728</text:p>
          </table:table-cell>
          <table:table-cell office:value-type="float" office:value="1.209012414" calcext:value-type="float">
            <text:p>1.209012414</text:p>
          </table:table-cell>
          <table:table-cell office:value-type="float" office:value="1.199905419" calcext:value-type="float">
            <text:p>1.199905419</text:p>
          </table:table-cell>
          <table:table-cell office:value-type="float" office:value="1.203438187" calcext:value-type="float">
            <text:p>1.203438187</text:p>
          </table:table-cell>
          <table:table-cell office:value-type="float" office:value="1.201396728" calcext:value-type="float">
            <text:p>1.201396728</text:p>
          </table:table-cell>
          <table:table-cell office:value-type="float" office:value="1.203438187" calcext:value-type="float">
            <text:p>1.203438187</text:p>
          </table:table-cell>
          <table:table-cell office:value-type="float" office:value="0.003988317" calcext:value-type="float">
            <text:p>0.003988317</text:p>
          </table:table-cell>
          <table:table-cell office:value-type="float" office:value="0.008719516" calcext:value-type="float">
            <text:p>0.008719516</text:p>
          </table:table-cell>
          <table:table-cell office:value-type="float" office:value="0.008781736" calcext:value-type="float">
            <text:p>0.008781736</text:p>
          </table:table-cell>
          <table:table-cell office:value-type="float" office:value="0.008707332" calcext:value-type="float">
            <text:p>0.008707332</text:p>
          </table:table-cell>
          <table:table-cell office:value-type="float" office:value="0.008736195" calcext:value-type="float">
            <text:p>0.008736195</text:p>
          </table:table-cell>
          <table:table-cell office:value-type="float" office:value="0.008719516" calcext:value-type="float">
            <text:p>0.008719516</text:p>
          </table:table-cell>
          <table:table-cell office:value-type="float" office:value="0.008736195" calcext:value-type="float">
            <text:p>0.008736195</text:p>
          </table:table-cell>
          <table:table-cell office:value-type="float" office:value="0.000032584" calcext:value-type="float">
            <text:p>3.2584E-05</text:p>
          </table:table-cell>
          <table:table-cell office:value-type="float" office:value="26.765087954" calcext:value-type="float">
            <text:p>26.765087954</text:p>
          </table:table-cell>
          <table:table-cell office:value-type="float" office:value="26.76662117" calcext:value-type="float">
            <text:p>26.76662117</text:p>
          </table:table-cell>
          <table:table-cell office:value-type="float" office:value="26.764787719" calcext:value-type="float">
            <text:p>26.764787719</text:p>
          </table:table-cell>
          <table:table-cell office:value-type="float" office:value="26.765498948" calcext:value-type="float">
            <text:p>26.765498948</text:p>
          </table:table-cell>
          <table:table-cell office:value-type="float" office:value="26.765087954" calcext:value-type="float">
            <text:p>26.765087954</text:p>
          </table:table-cell>
          <table:table-cell office:value-type="float" office:value="26.765498948" calcext:value-type="float">
            <text:p>26.765498948</text:p>
          </table:table-cell>
          <table:table-cell office:value-type="float" office:value="0.000802941" calcext:value-type="float">
            <text:p>0.00080294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5:00:26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2653194" calcext:value-type="float">
            <text:p>1.202653194</text:p>
          </table:table-cell>
          <table:table-cell office:value-type="float" office:value="1.205938006" calcext:value-type="float">
            <text:p>1.205938006</text:p>
          </table:table-cell>
          <table:table-cell office:value-type="float" office:value="1.201140428" calcext:value-type="float">
            <text:p>1.201140428</text:p>
          </table:table-cell>
          <table:table-cell office:value-type="float" office:value="1.203243876" calcext:value-type="float">
            <text:p>1.203243876</text:p>
          </table:table-cell>
          <table:table-cell office:value-type="float" office:value="1.202653194" calcext:value-type="float">
            <text:p>1.202653194</text:p>
          </table:table-cell>
          <table:table-cell office:value-type="float" office:value="1.203243876" calcext:value-type="float">
            <text:p>1.203243876</text:p>
          </table:table-cell>
          <table:table-cell office:value-type="float" office:value="0.002002643" calcext:value-type="float">
            <text:p>0.002002643</text:p>
          </table:table-cell>
          <table:table-cell office:value-type="float" office:value="0.008729781" calcext:value-type="float">
            <text:p>0.008729781</text:p>
          </table:table-cell>
          <table:table-cell office:value-type="float" office:value="0.008756618" calcext:value-type="float">
            <text:p>0.008756618</text:p>
          </table:table-cell>
          <table:table-cell office:value-type="float" office:value="0.008717422" calcext:value-type="float">
            <text:p>0.008717422</text:p>
          </table:table-cell>
          <table:table-cell office:value-type="float" office:value="0.008734607" calcext:value-type="float">
            <text:p>0.008734607</text:p>
          </table:table-cell>
          <table:table-cell office:value-type="float" office:value="0.008729781" calcext:value-type="float">
            <text:p>0.008729781</text:p>
          </table:table-cell>
          <table:table-cell office:value-type="float" office:value="0.008734607" calcext:value-type="float">
            <text:p>0.008734607</text:p>
          </table:table-cell>
          <table:table-cell office:value-type="float" office:value="0.000016361" calcext:value-type="float">
            <text:p>1.6361E-05</text:p>
          </table:table-cell>
          <table:table-cell office:value-type="float" office:value="26.76534091" calcext:value-type="float">
            <text:p>26.76534091</text:p>
          </table:table-cell>
          <table:table-cell office:value-type="float" office:value="26.76600222" calcext:value-type="float">
            <text:p>26.76600222</text:p>
          </table:table-cell>
          <table:table-cell office:value-type="float" office:value="26.765036355" calcext:value-type="float">
            <text:p>26.765036355</text:p>
          </table:table-cell>
          <table:table-cell office:value-type="float" office:value="26.765459828" calcext:value-type="float">
            <text:p>26.765459828</text:p>
          </table:table-cell>
          <table:table-cell office:value-type="float" office:value="26.76534091" calcext:value-type="float">
            <text:p>26.76534091</text:p>
          </table:table-cell>
          <table:table-cell office:value-type="float" office:value="26.765459828" calcext:value-type="float">
            <text:p>26.765459828</text:p>
          </table:table-cell>
          <table:table-cell office:value-type="float" office:value="0.000403179" calcext:value-type="float">
            <text:p>0.0004031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5:00:27</text:p>
          </table:table-cell>
          <table:table-cell office:value-type="float" office:value="26.55526" calcext:value-type="float">
            <text:p>26.55526</text:p>
          </table:table-cell>
          <table:table-cell office:value-type="float" office:value="1.203503156" calcext:value-type="float">
            <text:p>1.203503156</text:p>
          </table:table-cell>
          <table:table-cell office:value-type="float" office:value="1.202419544" calcext:value-type="float">
            <text:p>1.202419544</text:p>
          </table:table-cell>
          <table:table-cell office:value-type="float" office:value="1.203299308" calcext:value-type="float">
            <text:p>1.203299308</text:p>
          </table:table-cell>
          <table:table-cell office:value-type="float" office:value="1.203074003" calcext:value-type="float">
            <text:p>1.203074003</text:p>
          </table:table-cell>
          <table:table-cell office:value-type="float" office:value="1.203299308" calcext:value-type="float">
            <text:p>1.203299308</text:p>
          </table:table-cell>
          <table:table-cell office:value-type="float" office:value="1.203074003" calcext:value-type="float">
            <text:p>1.203074003</text:p>
          </table:table-cell>
          <table:table-cell office:value-type="float" office:value="0.000470196" calcext:value-type="float">
            <text:p>0.000470196</text:p>
          </table:table-cell>
          <table:table-cell office:value-type="float" office:value="0.008736726" calcext:value-type="float">
            <text:p>0.008736726</text:p>
          </table:table-cell>
          <table:table-cell office:value-type="float" office:value="0.008727872" calcext:value-type="float">
            <text:p>0.008727872</text:p>
          </table:table-cell>
          <table:table-cell office:value-type="float" office:value="0.00873506" calcext:value-type="float">
            <text:p>0.00873506</text:p>
          </table:table-cell>
          <table:table-cell office:value-type="float" office:value="0.008733219" calcext:value-type="float">
            <text:p>0.008733219</text:p>
          </table:table-cell>
          <table:table-cell office:value-type="float" office:value="0.00873506" calcext:value-type="float">
            <text:p>0.00873506</text:p>
          </table:table-cell>
          <table:table-cell office:value-type="float" office:value="0.008733219" calcext:value-type="float">
            <text:p>0.008733219</text:p>
          </table:table-cell>
          <table:table-cell office:value-type="float" office:value="0.000003841" calcext:value-type="float">
            <text:p>3.841E-06</text:p>
          </table:table-cell>
          <table:table-cell office:value-type="float" office:value="26.770565171" calcext:value-type="float">
            <text:p>26.770565171</text:p>
          </table:table-cell>
          <table:table-cell office:value-type="float" office:value="26.770347016" calcext:value-type="float">
            <text:p>26.770347016</text:p>
          </table:table-cell>
          <table:table-cell office:value-type="float" office:value="26.770524132" calcext:value-type="float">
            <text:p>26.770524132</text:p>
          </table:table-cell>
          <table:table-cell office:value-type="float" office:value="26.770478773" calcext:value-type="float">
            <text:p>26.770478773</text:p>
          </table:table-cell>
          <table:table-cell office:value-type="float" office:value="26.770524132" calcext:value-type="float">
            <text:p>26.770524132</text:p>
          </table:table-cell>
          <table:table-cell office:value-type="float" office:value="26.770478773" calcext:value-type="float">
            <text:p>26.770478773</text:p>
          </table:table-cell>
          <table:table-cell office:value-type="float" office:value="0.000094661" calcext:value-type="float">
            <text:p>9.4661E-0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5:00:28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4148078" calcext:value-type="float">
            <text:p>1.204148078</text:p>
          </table:table-cell>
          <table:table-cell office:value-type="float" office:value="1.199637794" calcext:value-type="float">
            <text:p>1.199637794</text:p>
          </table:table-cell>
          <table:table-cell office:value-type="float" office:value="1.206141854" calcext:value-type="float">
            <text:p>1.206141854</text:p>
          </table:table-cell>
          <table:table-cell office:value-type="float" office:value="1.203309242" calcext:value-type="float">
            <text:p>1.203309242</text:p>
          </table:table-cell>
          <table:table-cell office:value-type="float" office:value="1.204148078" calcext:value-type="float">
            <text:p>1.204148078</text:p>
          </table:table-cell>
          <table:table-cell office:value-type="float" office:value="1.203309242" calcext:value-type="float">
            <text:p>1.203309242</text:p>
          </table:table-cell>
          <table:table-cell office:value-type="float" office:value="0.002720715" calcext:value-type="float">
            <text:p>0.002720715</text:p>
          </table:table-cell>
          <table:table-cell office:value-type="float" office:value="0.008741995" calcext:value-type="float">
            <text:p>0.008741995</text:p>
          </table:table-cell>
          <table:table-cell office:value-type="float" office:value="0.008705146" calcext:value-type="float">
            <text:p>0.008705146</text:p>
          </table:table-cell>
          <table:table-cell office:value-type="float" office:value="0.008758284" calcext:value-type="float">
            <text:p>0.008758284</text:p>
          </table:table-cell>
          <table:table-cell office:value-type="float" office:value="0.008735141" calcext:value-type="float">
            <text:p>0.008735141</text:p>
          </table:table-cell>
          <table:table-cell office:value-type="float" office:value="0.008741995" calcext:value-type="float">
            <text:p>0.008741995</text:p>
          </table:table-cell>
          <table:table-cell office:value-type="float" office:value="0.008735141" calcext:value-type="float">
            <text:p>0.008735141</text:p>
          </table:table-cell>
          <table:table-cell office:value-type="float" office:value="0.000022228" calcext:value-type="float">
            <text:p>2.2228E-05</text:p>
          </table:table-cell>
          <table:table-cell office:value-type="float" office:value="26.765641866" calcext:value-type="float">
            <text:p>26.765641866</text:p>
          </table:table-cell>
          <table:table-cell office:value-type="float" office:value="26.76473384" calcext:value-type="float">
            <text:p>26.76473384</text:p>
          </table:table-cell>
          <table:table-cell office:value-type="float" office:value="26.766043259" calcext:value-type="float">
            <text:p>26.766043259</text:p>
          </table:table-cell>
          <table:table-cell office:value-type="float" office:value="26.765472988" calcext:value-type="float">
            <text:p>26.765472988</text:p>
          </table:table-cell>
          <table:table-cell office:value-type="float" office:value="26.765641866" calcext:value-type="float">
            <text:p>26.765641866</text:p>
          </table:table-cell>
          <table:table-cell office:value-type="float" office:value="26.765472988" calcext:value-type="float">
            <text:p>26.765472988</text:p>
          </table:table-cell>
          <table:table-cell office:value-type="float" office:value="0.000547744" calcext:value-type="float">
            <text:p>0.0005477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5:00:29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2987576" calcext:value-type="float">
            <text:p>1.202987576</text:p>
          </table:table-cell>
          <table:table-cell office:value-type="float" office:value="1.19993999" calcext:value-type="float">
            <text:p>1.19993999</text:p>
          </table:table-cell>
          <table:table-cell office:value-type="float" office:value="1.205172086" calcext:value-type="float">
            <text:p>1.205172086</text:p>
          </table:table-cell>
          <table:table-cell office:value-type="float" office:value="1.202699884" calcext:value-type="float">
            <text:p>1.202699884</text:p>
          </table:table-cell>
          <table:table-cell office:value-type="float" office:value="1.202987576" calcext:value-type="float">
            <text:p>1.202987576</text:p>
          </table:table-cell>
          <table:table-cell office:value-type="float" office:value="1.202699884" calcext:value-type="float">
            <text:p>1.202699884</text:p>
          </table:table-cell>
          <table:table-cell office:value-type="float" office:value="0.00214566" calcext:value-type="float">
            <text:p>0.00214566</text:p>
          </table:table-cell>
          <table:table-cell office:value-type="float" office:value="0.008732513" calcext:value-type="float">
            <text:p>0.008732513</text:p>
          </table:table-cell>
          <table:table-cell office:value-type="float" office:value="0.008707615" calcext:value-type="float">
            <text:p>0.008707615</text:p>
          </table:table-cell>
          <table:table-cell office:value-type="float" office:value="0.008750361" calcext:value-type="float">
            <text:p>0.008750361</text:p>
          </table:table-cell>
          <table:table-cell office:value-type="float" office:value="0.008730163" calcext:value-type="float">
            <text:p>0.008730163</text:p>
          </table:table-cell>
          <table:table-cell office:value-type="float" office:value="0.008732513" calcext:value-type="float">
            <text:p>0.008732513</text:p>
          </table:table-cell>
          <table:table-cell office:value-type="float" office:value="0.008730163" calcext:value-type="float">
            <text:p>0.008730163</text:p>
          </table:table-cell>
          <table:table-cell office:value-type="float" office:value="0.00001753" calcext:value-type="float">
            <text:p>1.753E-05</text:p>
          </table:table-cell>
          <table:table-cell office:value-type="float" office:value="26.760355086" calcext:value-type="float">
            <text:p>26.760355086</text:p>
          </table:table-cell>
          <table:table-cell office:value-type="float" office:value="26.759741532" calcext:value-type="float">
            <text:p>26.759741532</text:p>
          </table:table-cell>
          <table:table-cell office:value-type="float" office:value="26.760794881" calcext:value-type="float">
            <text:p>26.760794881</text:p>
          </table:table-cell>
          <table:table-cell office:value-type="float" office:value="26.760297166" calcext:value-type="float">
            <text:p>26.760297166</text:p>
          </table:table-cell>
          <table:table-cell office:value-type="float" office:value="26.760355086" calcext:value-type="float">
            <text:p>26.760355086</text:p>
          </table:table-cell>
          <table:table-cell office:value-type="float" office:value="26.760297166" calcext:value-type="float">
            <text:p>26.760297166</text:p>
          </table:table-cell>
          <table:table-cell office:value-type="float" office:value="0.000431973" calcext:value-type="float">
            <text:p>0.0004319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5:00:30</text:p>
          </table:table-cell>
          <table:table-cell office:value-type="float" office:value="26.56536" calcext:value-type="float">
            <text:p>26.56536</text:p>
          </table:table-cell>
          <table:table-cell office:value-type="float" office:value="1.199779057" calcext:value-type="float">
            <text:p>1.199779057</text:p>
          </table:table-cell>
          <table:table-cell office:value-type="float" office:value="1.202576304" calcext:value-type="float">
            <text:p>1.202576304</text:p>
          </table:table-cell>
          <table:table-cell office:value-type="float" office:value="1.192221188" calcext:value-type="float">
            <text:p>1.192221188</text:p>
          </table:table-cell>
          <table:table-cell office:value-type="float" office:value="1.198192183" calcext:value-type="float">
            <text:p>1.198192183</text:p>
          </table:table-cell>
          <table:table-cell office:value-type="float" office:value="1.199779057" calcext:value-type="float">
            <text:p>1.199779057</text:p>
          </table:table-cell>
          <table:table-cell office:value-type="float" office:value="1.198192183" calcext:value-type="float">
            <text:p>1.198192183</text:p>
          </table:table-cell>
          <table:table-cell office:value-type="float" office:value="0.004373842" calcext:value-type="float">
            <text:p>0.004373842</text:p>
          </table:table-cell>
          <table:table-cell office:value-type="float" office:value="0.0087063" calcext:value-type="float">
            <text:p>0.0087063</text:p>
          </table:table-cell>
          <table:table-cell office:value-type="float" office:value="0.008729153" calcext:value-type="float">
            <text:p>0.008729153</text:p>
          </table:table-cell>
          <table:table-cell office:value-type="float" office:value="0.008644553" calcext:value-type="float">
            <text:p>0.008644553</text:p>
          </table:table-cell>
          <table:table-cell office:value-type="float" office:value="0.008693335" calcext:value-type="float">
            <text:p>0.008693335</text:p>
          </table:table-cell>
          <table:table-cell office:value-type="float" office:value="0.0087063" calcext:value-type="float">
            <text:p>0.0087063</text:p>
          </table:table-cell>
          <table:table-cell office:value-type="float" office:value="0.008693335" calcext:value-type="float">
            <text:p>0.008693335</text:p>
          </table:table-cell>
          <table:table-cell office:value-type="float" office:value="0.000035734" calcext:value-type="float">
            <text:p>3.5734E-05</text:p>
          </table:table-cell>
          <table:table-cell office:value-type="float" office:value="26.779921721" calcext:value-type="float">
            <text:p>26.779921721</text:p>
          </table:table-cell>
          <table:table-cell office:value-type="float" office:value="26.780484865" calcext:value-type="float">
            <text:p>26.780484865</text:p>
          </table:table-cell>
          <table:table-cell office:value-type="float" office:value="26.778400163" calcext:value-type="float">
            <text:p>26.778400163</text:p>
          </table:table-cell>
          <table:table-cell office:value-type="float" office:value="26.77960225" calcext:value-type="float">
            <text:p>26.77960225</text:p>
          </table:table-cell>
          <table:table-cell office:value-type="float" office:value="26.779921721" calcext:value-type="float">
            <text:p>26.779921721</text:p>
          </table:table-cell>
          <table:table-cell office:value-type="float" office:value="26.77960225" calcext:value-type="float">
            <text:p>26.77960225</text:p>
          </table:table-cell>
          <table:table-cell office:value-type="float" office:value="0.000880546" calcext:value-type="float">
            <text:p>0.00088054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5:00:32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190877699" calcext:value-type="float">
            <text:p>1.190877699</text:p>
          </table:table-cell>
          <table:table-cell office:value-type="float" office:value="1.20914414" calcext:value-type="float">
            <text:p>1.20914414</text:p>
          </table:table-cell>
          <table:table-cell office:value-type="float" office:value="1.194315695" calcext:value-type="float">
            <text:p>1.194315695</text:p>
          </table:table-cell>
          <table:table-cell office:value-type="float" office:value="1.198112511" calcext:value-type="float">
            <text:p>1.198112511</text:p>
          </table:table-cell>
          <table:table-cell office:value-type="float" office:value="1.194315695" calcext:value-type="float">
            <text:p>1.194315695</text:p>
          </table:table-cell>
          <table:table-cell office:value-type="float" office:value="1.198112511" calcext:value-type="float">
            <text:p>1.198112511</text:p>
          </table:table-cell>
          <table:table-cell office:value-type="float" office:value="0.007925805" calcext:value-type="float">
            <text:p>0.007925805</text:p>
          </table:table-cell>
          <table:table-cell office:value-type="float" office:value="0.008633576" calcext:value-type="float">
            <text:p>0.008633576</text:p>
          </table:table-cell>
          <table:table-cell office:value-type="float" office:value="0.008782812" calcext:value-type="float">
            <text:p>0.008782812</text:p>
          </table:table-cell>
          <table:table-cell office:value-type="float" office:value="0.008661665" calcext:value-type="float">
            <text:p>0.008661665</text:p>
          </table:table-cell>
          <table:table-cell office:value-type="float" office:value="0.008692684" calcext:value-type="float">
            <text:p>0.008692684</text:p>
          </table:table-cell>
          <table:table-cell office:value-type="float" office:value="0.008661665" calcext:value-type="float">
            <text:p>0.008661665</text:p>
          </table:table-cell>
          <table:table-cell office:value-type="float" office:value="0.008692684" calcext:value-type="float">
            <text:p>0.008692684</text:p>
          </table:table-cell>
          <table:table-cell office:value-type="float" office:value="0.000064753" calcext:value-type="float">
            <text:p>6.4753E-05</text:p>
          </table:table-cell>
          <table:table-cell office:value-type="float" office:value="26.762970225" calcext:value-type="float">
            <text:p>26.762970225</text:p>
          </table:table-cell>
          <table:table-cell office:value-type="float" office:value="26.766647689" calcext:value-type="float">
            <text:p>26.766647689</text:p>
          </table:table-cell>
          <table:table-cell office:value-type="float" office:value="26.763662375" calcext:value-type="float">
            <text:p>26.763662375</text:p>
          </table:table-cell>
          <table:table-cell office:value-type="float" office:value="26.764426763" calcext:value-type="float">
            <text:p>26.764426763</text:p>
          </table:table-cell>
          <table:table-cell office:value-type="float" office:value="26.763662375" calcext:value-type="float">
            <text:p>26.763662375</text:p>
          </table:table-cell>
          <table:table-cell office:value-type="float" office:value="26.764426763" calcext:value-type="float">
            <text:p>26.764426763</text:p>
          </table:table-cell>
          <table:table-cell office:value-type="float" office:value="0.001595651" calcext:value-type="float">
            <text:p>0.00159565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5:00:33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88733123" calcext:value-type="float">
            <text:p>1.188733123</text:p>
          </table:table-cell>
          <table:table-cell office:value-type="float" office:value="1.205175067" calcext:value-type="float">
            <text:p>1.205175067</text:p>
          </table:table-cell>
          <table:table-cell office:value-type="float" office:value="1.207618261" calcext:value-type="float">
            <text:p>1.207618261</text:p>
          </table:table-cell>
          <table:table-cell office:value-type="float" office:value="1.200508817" calcext:value-type="float">
            <text:p>1.200508817</text:p>
          </table:table-cell>
          <table:table-cell office:value-type="float" office:value="1.205175067" calcext:value-type="float">
            <text:p>1.205175067</text:p>
          </table:table-cell>
          <table:table-cell office:value-type="float" office:value="1.200508817" calcext:value-type="float">
            <text:p>1.200508817</text:p>
          </table:table-cell>
          <table:table-cell office:value-type="float" office:value="0.0083862" calcext:value-type="float">
            <text:p>0.0083862</text:p>
          </table:table-cell>
          <table:table-cell office:value-type="float" office:value="0.008616055" calcext:value-type="float">
            <text:p>0.008616055</text:p>
          </table:table-cell>
          <table:table-cell office:value-type="float" office:value="0.008750385" calcext:value-type="float">
            <text:p>0.008750385</text:p>
          </table:table-cell>
          <table:table-cell office:value-type="float" office:value="0.008770346" calcext:value-type="float">
            <text:p>0.008770346</text:p>
          </table:table-cell>
          <table:table-cell office:value-type="float" office:value="0.008712262" calcext:value-type="float">
            <text:p>0.008712262</text:p>
          </table:table-cell>
          <table:table-cell office:value-type="float" office:value="0.008750385" calcext:value-type="float">
            <text:p>0.008750385</text:p>
          </table:table-cell>
          <table:table-cell office:value-type="float" office:value="0.008712262" calcext:value-type="float">
            <text:p>0.008712262</text:p>
          </table:table-cell>
          <table:table-cell office:value-type="float" office:value="0.000068515" calcext:value-type="float">
            <text:p>6.8515E-05</text:p>
          </table:table-cell>
          <table:table-cell office:value-type="float" office:value="26.757485315" calcext:value-type="float">
            <text:p>26.757485315</text:p>
          </table:table-cell>
          <table:table-cell office:value-type="float" office:value="26.760795481" calcext:value-type="float">
            <text:p>26.760795481</text:p>
          </table:table-cell>
          <table:table-cell office:value-type="float" office:value="26.761287355" calcext:value-type="float">
            <text:p>26.761287355</text:p>
          </table:table-cell>
          <table:table-cell office:value-type="float" office:value="26.75985605" calcext:value-type="float">
            <text:p>26.75985605</text:p>
          </table:table-cell>
          <table:table-cell office:value-type="float" office:value="26.760795481" calcext:value-type="float">
            <text:p>26.760795481</text:p>
          </table:table-cell>
          <table:table-cell office:value-type="float" office:value="26.75985605" calcext:value-type="float">
            <text:p>26.75985605</text:p>
          </table:table-cell>
          <table:table-cell office:value-type="float" office:value="0.001688347" calcext:value-type="float">
            <text:p>0.00168834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5:00:34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2838096" calcext:value-type="float">
            <text:p>1.192838096</text:p>
          </table:table-cell>
          <table:table-cell office:value-type="float" office:value="1.213010694" calcext:value-type="float">
            <text:p>1.213010694</text:p>
          </table:table-cell>
          <table:table-cell office:value-type="float" office:value="1.206221724" calcext:value-type="float">
            <text:p>1.206221724</text:p>
          </table:table-cell>
          <table:table-cell office:value-type="float" office:value="1.204023505" calcext:value-type="float">
            <text:p>1.204023505</text:p>
          </table:table-cell>
          <table:table-cell office:value-type="float" office:value="1.206221724" calcext:value-type="float">
            <text:p>1.206221724</text:p>
          </table:table-cell>
          <table:table-cell office:value-type="float" office:value="1.204023505" calcext:value-type="float">
            <text:p>1.204023505</text:p>
          </table:table-cell>
          <table:table-cell office:value-type="float" office:value="0.008380834" calcext:value-type="float">
            <text:p>0.008380834</text:p>
          </table:table-cell>
          <table:table-cell office:value-type="float" office:value="0.008649593" calcext:value-type="float">
            <text:p>0.008649593</text:p>
          </table:table-cell>
          <table:table-cell office:value-type="float" office:value="0.008814402" calcext:value-type="float">
            <text:p>0.008814402</text:p>
          </table:table-cell>
          <table:table-cell office:value-type="float" office:value="0.008758936" calcext:value-type="float">
            <text:p>0.008758936</text:p>
          </table:table-cell>
          <table:table-cell office:value-type="float" office:value="0.008740977" calcext:value-type="float">
            <text:p>0.008740977</text:p>
          </table:table-cell>
          <table:table-cell office:value-type="float" office:value="0.008758936" calcext:value-type="float">
            <text:p>0.008758936</text:p>
          </table:table-cell>
          <table:table-cell office:value-type="float" office:value="0.008740977" calcext:value-type="float">
            <text:p>0.008740977</text:p>
          </table:table-cell>
          <table:table-cell office:value-type="float" office:value="0.000068471" calcext:value-type="float">
            <text:p>6.8471E-05</text:p>
          </table:table-cell>
          <table:table-cell office:value-type="float" office:value="26.758311747" calcext:value-type="float">
            <text:p>26.758311747</text:p>
          </table:table-cell>
          <table:table-cell office:value-type="float" office:value="26.762372981" calcext:value-type="float">
            <text:p>26.762372981</text:p>
          </table:table-cell>
          <table:table-cell office:value-type="float" office:value="26.761006198" calcext:value-type="float">
            <text:p>26.761006198</text:p>
          </table:table-cell>
          <table:table-cell office:value-type="float" office:value="26.760563642" calcext:value-type="float">
            <text:p>26.760563642</text:p>
          </table:table-cell>
          <table:table-cell office:value-type="float" office:value="26.761006198" calcext:value-type="float">
            <text:p>26.761006198</text:p>
          </table:table-cell>
          <table:table-cell office:value-type="float" office:value="26.760563642" calcext:value-type="float">
            <text:p>26.760563642</text:p>
          </table:table-cell>
          <table:table-cell office:value-type="float" office:value="0.001687266" calcext:value-type="float">
            <text:p>0.0016872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5:00:35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7109365" calcext:value-type="float">
            <text:p>1.197109365</text:p>
          </table:table-cell>
          <table:table-cell office:value-type="float" office:value="1.217774894" calcext:value-type="float">
            <text:p>1.217774894</text:p>
          </table:table-cell>
          <table:table-cell office:value-type="float" office:value="1.199692035" calcext:value-type="float">
            <text:p>1.199692035</text:p>
          </table:table-cell>
          <table:table-cell office:value-type="float" office:value="1.204858765" calcext:value-type="float">
            <text:p>1.204858765</text:p>
          </table:table-cell>
          <table:table-cell office:value-type="float" office:value="1.199692035" calcext:value-type="float">
            <text:p>1.199692035</text:p>
          </table:table-cell>
          <table:table-cell office:value-type="float" office:value="1.204858765" calcext:value-type="float">
            <text:p>1.204858765</text:p>
          </table:table-cell>
          <table:table-cell office:value-type="float" office:value="0.009193742" calcext:value-type="float">
            <text:p>0.009193742</text:p>
          </table:table-cell>
          <table:table-cell office:value-type="float" office:value="0.008684489" calcext:value-type="float">
            <text:p>0.008684489</text:p>
          </table:table-cell>
          <table:table-cell office:value-type="float" office:value="0.008853325" calcext:value-type="float">
            <text:p>0.008853325</text:p>
          </table:table-cell>
          <table:table-cell office:value-type="float" office:value="0.008705589" calcext:value-type="float">
            <text:p>0.008705589</text:p>
          </table:table-cell>
          <table:table-cell office:value-type="float" office:value="0.008747801" calcext:value-type="float">
            <text:p>0.008747801</text:p>
          </table:table-cell>
          <table:table-cell office:value-type="float" office:value="0.008705589" calcext:value-type="float">
            <text:p>0.008705589</text:p>
          </table:table-cell>
          <table:table-cell office:value-type="float" office:value="0.008747801" calcext:value-type="float">
            <text:p>0.008747801</text:p>
          </table:table-cell>
          <table:table-cell office:value-type="float" office:value="0.000075112" calcext:value-type="float">
            <text:p>7.5112E-05</text:p>
          </table:table-cell>
          <table:table-cell office:value-type="float" office:value="26.75411851" calcext:value-type="float">
            <text:p>26.75411851</text:p>
          </table:table-cell>
          <table:table-cell office:value-type="float" office:value="26.758278998" calcext:value-type="float">
            <text:p>26.758278998</text:p>
          </table:table-cell>
          <table:table-cell office:value-type="float" office:value="26.754638467" calcext:value-type="float">
            <text:p>26.754638467</text:p>
          </table:table-cell>
          <table:table-cell office:value-type="float" office:value="26.755678658" calcext:value-type="float">
            <text:p>26.755678658</text:p>
          </table:table-cell>
          <table:table-cell office:value-type="float" office:value="26.754638467" calcext:value-type="float">
            <text:p>26.754638467</text:p>
          </table:table-cell>
          <table:table-cell office:value-type="float" office:value="26.755678658" calcext:value-type="float">
            <text:p>26.755678658</text:p>
          </table:table-cell>
          <table:table-cell office:value-type="float" office:value="0.00185093" calcext:value-type="float">
            <text:p>0.001850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5:00:37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3674221" calcext:value-type="float">
            <text:p>1.203674221</text:p>
          </table:table-cell>
          <table:table-cell office:value-type="float" office:value="1.208819891" calcext:value-type="float">
            <text:p>1.208819891</text:p>
          </table:table-cell>
          <table:table-cell office:value-type="float" office:value="1.201246524" calcext:value-type="float">
            <text:p>1.201246524</text:p>
          </table:table-cell>
          <table:table-cell office:value-type="float" office:value="1.204580212" calcext:value-type="float">
            <text:p>1.204580212</text:p>
          </table:table-cell>
          <table:table-cell office:value-type="float" office:value="1.203674221" calcext:value-type="float">
            <text:p>1.203674221</text:p>
          </table:table-cell>
          <table:table-cell office:value-type="float" office:value="1.204580212" calcext:value-type="float">
            <text:p>1.204580212</text:p>
          </table:table-cell>
          <table:table-cell office:value-type="float" office:value="0.003157487" calcext:value-type="float">
            <text:p>0.003157487</text:p>
          </table:table-cell>
          <table:table-cell office:value-type="float" office:value="0.008738123" calcext:value-type="float">
            <text:p>0.008738123</text:p>
          </table:table-cell>
          <table:table-cell office:value-type="float" office:value="0.008780163" calcext:value-type="float">
            <text:p>0.008780163</text:p>
          </table:table-cell>
          <table:table-cell office:value-type="float" office:value="0.008718289" calcext:value-type="float">
            <text:p>0.008718289</text:p>
          </table:table-cell>
          <table:table-cell office:value-type="float" office:value="0.008745525" calcext:value-type="float">
            <text:p>0.008745525</text:p>
          </table:table-cell>
          <table:table-cell office:value-type="float" office:value="0.008738123" calcext:value-type="float">
            <text:p>0.008738123</text:p>
          </table:table-cell>
          <table:table-cell office:value-type="float" office:value="0.008745525" calcext:value-type="float">
            <text:p>0.008745525</text:p>
          </table:table-cell>
          <table:table-cell office:value-type="float" office:value="0.000025796" calcext:value-type="float">
            <text:p>2.5796E-05</text:p>
          </table:table-cell>
          <table:table-cell office:value-type="float" office:value="26.760493324" calcext:value-type="float">
            <text:p>26.760493324</text:p>
          </table:table-cell>
          <table:table-cell office:value-type="float" office:value="26.761529272" calcext:value-type="float">
            <text:p>26.761529272</text:p>
          </table:table-cell>
          <table:table-cell office:value-type="float" office:value="26.76000457" calcext:value-type="float">
            <text:p>26.76000457</text:p>
          </table:table-cell>
          <table:table-cell office:value-type="float" office:value="26.760675722" calcext:value-type="float">
            <text:p>26.760675722</text:p>
          </table:table-cell>
          <table:table-cell office:value-type="float" office:value="26.760493324" calcext:value-type="float">
            <text:p>26.760493324</text:p>
          </table:table-cell>
          <table:table-cell office:value-type="float" office:value="26.760675722" calcext:value-type="float">
            <text:p>26.760675722</text:p>
          </table:table-cell>
          <table:table-cell office:value-type="float" office:value="0.000635679" calcext:value-type="float">
            <text:p>0.0006356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5:00:38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2375436" calcext:value-type="float">
            <text:p>1.202375436</text:p>
          </table:table-cell>
          <table:table-cell office:value-type="float" office:value="1.206943537" calcext:value-type="float">
            <text:p>1.206943537</text:p>
          </table:table-cell>
          <table:table-cell office:value-type="float" office:value="1.200636768" calcext:value-type="float">
            <text:p>1.200636768</text:p>
          </table:table-cell>
          <table:table-cell office:value-type="float" office:value="1.20331858" calcext:value-type="float">
            <text:p>1.20331858</text:p>
          </table:table-cell>
          <table:table-cell office:value-type="float" office:value="1.202375436" calcext:value-type="float">
            <text:p>1.202375436</text:p>
          </table:table-cell>
          <table:table-cell office:value-type="float" office:value="1.20331858" calcext:value-type="float">
            <text:p>1.20331858</text:p>
          </table:table-cell>
          <table:table-cell office:value-type="float" office:value="0.002659696" calcext:value-type="float">
            <text:p>0.002659696</text:p>
          </table:table-cell>
          <table:table-cell office:value-type="float" office:value="0.008727512" calcext:value-type="float">
            <text:p>0.008727512</text:p>
          </table:table-cell>
          <table:table-cell office:value-type="float" office:value="0.008764833" calcext:value-type="float">
            <text:p>0.008764833</text:p>
          </table:table-cell>
          <table:table-cell office:value-type="float" office:value="0.008713307" calcext:value-type="float">
            <text:p>0.008713307</text:p>
          </table:table-cell>
          <table:table-cell office:value-type="float" office:value="0.008735218" calcext:value-type="float">
            <text:p>0.008735218</text:p>
          </table:table-cell>
          <table:table-cell office:value-type="float" office:value="0.008727512" calcext:value-type="float">
            <text:p>0.008727512</text:p>
          </table:table-cell>
          <table:table-cell office:value-type="float" office:value="0.008735218" calcext:value-type="float">
            <text:p>0.008735218</text:p>
          </table:table-cell>
          <table:table-cell office:value-type="float" office:value="0.00002173" calcext:value-type="float">
            <text:p>2.173E-05</text:p>
          </table:table-cell>
          <table:table-cell office:value-type="float" office:value="26.760231847" calcext:value-type="float">
            <text:p>26.760231847</text:p>
          </table:table-cell>
          <table:table-cell office:value-type="float" office:value="26.761151516" calcext:value-type="float">
            <text:p>26.761151516</text:p>
          </table:table-cell>
          <table:table-cell office:value-type="float" office:value="26.759881811" calcext:value-type="float">
            <text:p>26.759881811</text:p>
          </table:table-cell>
          <table:table-cell office:value-type="float" office:value="26.760421725" calcext:value-type="float">
            <text:p>26.760421725</text:p>
          </table:table-cell>
          <table:table-cell office:value-type="float" office:value="26.760231847" calcext:value-type="float">
            <text:p>26.760231847</text:p>
          </table:table-cell>
          <table:table-cell office:value-type="float" office:value="26.760421725" calcext:value-type="float">
            <text:p>26.760421725</text:p>
          </table:table-cell>
          <table:table-cell office:value-type="float" office:value="0.000535461" calcext:value-type="float">
            <text:p>0.00053546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5:00:39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2260995" calcext:value-type="float">
            <text:p>1.202260995</text:p>
          </table:table-cell>
          <table:table-cell office:value-type="float" office:value="1.203252817" calcext:value-type="float">
            <text:p>1.203252817</text:p>
          </table:table-cell>
          <table:table-cell office:value-type="float" office:value="1.201046252" calcext:value-type="float">
            <text:p>1.201046252</text:p>
          </table:table-cell>
          <table:table-cell office:value-type="float" office:value="1.202186688" calcext:value-type="float">
            <text:p>1.202186688</text:p>
          </table:table-cell>
          <table:table-cell office:value-type="float" office:value="1.202260995" calcext:value-type="float">
            <text:p>1.202260995</text:p>
          </table:table-cell>
          <table:table-cell office:value-type="float" office:value="1.202186688" calcext:value-type="float">
            <text:p>1.202186688</text:p>
          </table:table-cell>
          <table:table-cell office:value-type="float" office:value="0.000902357" calcext:value-type="float">
            <text:p>0.000902357</text:p>
          </table:table-cell>
          <table:table-cell office:value-type="float" office:value="0.008726577" calcext:value-type="float">
            <text:p>0.008726577</text:p>
          </table:table-cell>
          <table:table-cell office:value-type="float" office:value="0.00873468" calcext:value-type="float">
            <text:p>0.00873468</text:p>
          </table:table-cell>
          <table:table-cell office:value-type="float" office:value="0.008716653" calcext:value-type="float">
            <text:p>0.008716653</text:p>
          </table:table-cell>
          <table:table-cell office:value-type="float" office:value="0.00872597" calcext:value-type="float">
            <text:p>0.00872597</text:p>
          </table:table-cell>
          <table:table-cell office:value-type="float" office:value="0.008726577" calcext:value-type="float">
            <text:p>0.008726577</text:p>
          </table:table-cell>
          <table:table-cell office:value-type="float" office:value="0.00872597" calcext:value-type="float">
            <text:p>0.00872597</text:p>
          </table:table-cell>
          <table:table-cell office:value-type="float" office:value="0.000007372" calcext:value-type="float">
            <text:p>7.372E-06</text:p>
          </table:table-cell>
          <table:table-cell office:value-type="float" office:value="26.760208807" calcext:value-type="float">
            <text:p>26.760208807</text:p>
          </table:table-cell>
          <table:table-cell office:value-type="float" office:value="26.760408485" calcext:value-type="float">
            <text:p>26.760408485</text:p>
          </table:table-cell>
          <table:table-cell office:value-type="float" office:value="26.75996425" calcext:value-type="float">
            <text:p>26.75996425</text:p>
          </table:table-cell>
          <table:table-cell office:value-type="float" office:value="26.760193847" calcext:value-type="float">
            <text:p>26.760193847</text:p>
          </table:table-cell>
          <table:table-cell office:value-type="float" office:value="26.760208807" calcext:value-type="float">
            <text:p>26.760208807</text:p>
          </table:table-cell>
          <table:table-cell office:value-type="float" office:value="26.760193847" calcext:value-type="float">
            <text:p>26.760193847</text:p>
          </table:table-cell>
          <table:table-cell office:value-type="float" office:value="0.000181666" calcext:value-type="float">
            <text:p>0.0001816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5:00:40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202519083" calcext:value-type="float">
            <text:p>1.202519083</text:p>
          </table:table-cell>
          <table:table-cell office:value-type="float" office:value="1.201237583" calcext:value-type="float">
            <text:p>1.201237583</text:p>
          </table:table-cell>
          <table:table-cell office:value-type="float" office:value="1.202612663" calcext:value-type="float">
            <text:p>1.202612663</text:p>
          </table:table-cell>
          <table:table-cell office:value-type="float" office:value="1.20212311" calcext:value-type="float">
            <text:p>1.20212311</text:p>
          </table:table-cell>
          <table:table-cell office:value-type="float" office:value="1.202519083" calcext:value-type="float">
            <text:p>1.202519083</text:p>
          </table:table-cell>
          <table:table-cell office:value-type="float" office:value="1.20212311" calcext:value-type="float">
            <text:p>1.20212311</text:p>
          </table:table-cell>
          <table:table-cell office:value-type="float" office:value="0.000627326" calcext:value-type="float">
            <text:p>0.000627326</text:p>
          </table:table-cell>
          <table:table-cell office:value-type="float" office:value="0.008728686" calcext:value-type="float">
            <text:p>0.008728686</text:p>
          </table:table-cell>
          <table:table-cell office:value-type="float" office:value="0.008718216" calcext:value-type="float">
            <text:p>0.008718216</text:p>
          </table:table-cell>
          <table:table-cell office:value-type="float" office:value="0.00872945" calcext:value-type="float">
            <text:p>0.00872945</text:p>
          </table:table-cell>
          <table:table-cell office:value-type="float" office:value="0.008725451" calcext:value-type="float">
            <text:p>0.008725451</text:p>
          </table:table-cell>
          <table:table-cell office:value-type="float" office:value="0.008728686" calcext:value-type="float">
            <text:p>0.008728686</text:p>
          </table:table-cell>
          <table:table-cell office:value-type="float" office:value="0.008725451" calcext:value-type="float">
            <text:p>0.008725451</text:p>
          </table:table-cell>
          <table:table-cell office:value-type="float" office:value="0.000005125" calcext:value-type="float">
            <text:p>5.125E-06</text:p>
          </table:table-cell>
          <table:table-cell office:value-type="float" office:value="26.755207623" calcext:value-type="float">
            <text:p>26.755207623</text:p>
          </table:table-cell>
          <table:table-cell office:value-type="float" office:value="26.754949625" calcext:value-type="float">
            <text:p>26.754949625</text:p>
          </table:table-cell>
          <table:table-cell office:value-type="float" office:value="26.755226463" calcext:value-type="float">
            <text:p>26.755226463</text:p>
          </table:table-cell>
          <table:table-cell office:value-type="float" office:value="26.755127903" calcext:value-type="float">
            <text:p>26.755127903</text:p>
          </table:table-cell>
          <table:table-cell office:value-type="float" office:value="26.755207623" calcext:value-type="float">
            <text:p>26.755207623</text:p>
          </table:table-cell>
          <table:table-cell office:value-type="float" office:value="26.755127903" calcext:value-type="float">
            <text:p>26.755127903</text:p>
          </table:table-cell>
          <table:table-cell office:value-type="float" office:value="0.000126297" calcext:value-type="float">
            <text:p>0.0001262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5:00:41</text:p>
          </table:table-cell>
          <table:table-cell office:value-type="float" office:value="26.53504" calcext:value-type="float">
            <text:p>26.53504</text:p>
          </table:table-cell>
          <table:table-cell office:value-type="float" office:value="1.202424312" calcext:value-type="float">
            <text:p>1.202424312</text:p>
          </table:table-cell>
          <table:table-cell office:value-type="float" office:value="1.199374938" calcext:value-type="float">
            <text:p>1.199374938</text:p>
          </table:table-cell>
          <table:table-cell office:value-type="float" office:value="1.204042578" calcext:value-type="float">
            <text:p>1.204042578</text:p>
          </table:table-cell>
          <table:table-cell office:value-type="float" office:value="1.201947276" calcext:value-type="float">
            <text:p>1.201947276</text:p>
          </table:table-cell>
          <table:table-cell office:value-type="float" office:value="1.202424312" calcext:value-type="float">
            <text:p>1.202424312</text:p>
          </table:table-cell>
          <table:table-cell office:value-type="float" office:value="1.201947276" calcext:value-type="float">
            <text:p>1.201947276</text:p>
          </table:table-cell>
          <table:table-cell office:value-type="float" office:value="0.001935181" calcext:value-type="float">
            <text:p>0.001935181</text:p>
          </table:table-cell>
          <table:table-cell office:value-type="float" office:value="0.008727911" calcext:value-type="float">
            <text:p>0.008727911</text:p>
          </table:table-cell>
          <table:table-cell office:value-type="float" office:value="0.008702998" calcext:value-type="float">
            <text:p>0.008702998</text:p>
          </table:table-cell>
          <table:table-cell office:value-type="float" office:value="0.008741133" calcext:value-type="float">
            <text:p>0.008741133</text:p>
          </table:table-cell>
          <table:table-cell office:value-type="float" office:value="0.008724014" calcext:value-type="float">
            <text:p>0.008724014</text:p>
          </table:table-cell>
          <table:table-cell office:value-type="float" office:value="0.008727911" calcext:value-type="float">
            <text:p>0.008727911</text:p>
          </table:table-cell>
          <table:table-cell office:value-type="float" office:value="0.008724014" calcext:value-type="float">
            <text:p>0.008724014</text:p>
          </table:table-cell>
          <table:table-cell office:value-type="float" office:value="0.00001581" calcext:value-type="float">
            <text:p>1.581E-05</text:p>
          </table:table-cell>
          <table:table-cell office:value-type="float" office:value="26.7501354" calcext:value-type="float">
            <text:p>26.7501354</text:p>
          </table:table-cell>
          <table:table-cell office:value-type="float" office:value="26.749521481" calcext:value-type="float">
            <text:p>26.749521481</text:p>
          </table:table-cell>
          <table:table-cell office:value-type="float" office:value="26.750461199" calcext:value-type="float">
            <text:p>26.750461199</text:p>
          </table:table-cell>
          <table:table-cell office:value-type="float" office:value="26.75003936" calcext:value-type="float">
            <text:p>26.75003936</text:p>
          </table:table-cell>
          <table:table-cell office:value-type="float" office:value="26.7501354" calcext:value-type="float">
            <text:p>26.7501354</text:p>
          </table:table-cell>
          <table:table-cell office:value-type="float" office:value="26.75003936" calcext:value-type="float">
            <text:p>26.75003936</text:p>
          </table:table-cell>
          <table:table-cell office:value-type="float" office:value="0.000389602" calcext:value-type="float">
            <text:p>0.0003896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5:00:43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1912308" calcext:value-type="float">
            <text:p>1.201912308</text:p>
          </table:table-cell>
          <table:table-cell office:value-type="float" office:value="1.201406861" calcext:value-type="float">
            <text:p>1.201406861</text:p>
          </table:table-cell>
          <table:table-cell office:value-type="float" office:value="1.201669121" calcext:value-type="float">
            <text:p>1.201669121</text:p>
          </table:table-cell>
          <table:table-cell office:value-type="float" office:value="1.201662763" calcext:value-type="float">
            <text:p>1.201662763</text:p>
          </table:table-cell>
          <table:table-cell office:value-type="float" office:value="1.201669121" calcext:value-type="float">
            <text:p>1.201669121</text:p>
          </table:table-cell>
          <table:table-cell office:value-type="float" office:value="1.201662763" calcext:value-type="float">
            <text:p>1.201662763</text:p>
          </table:table-cell>
          <table:table-cell office:value-type="float" office:value="0.000206397" calcext:value-type="float">
            <text:p>0.000206397</text:p>
          </table:table-cell>
          <table:table-cell office:value-type="float" office:value="0.008723728" calcext:value-type="float">
            <text:p>0.008723728</text:p>
          </table:table-cell>
          <table:table-cell office:value-type="float" office:value="0.008719599" calcext:value-type="float">
            <text:p>0.008719599</text:p>
          </table:table-cell>
          <table:table-cell office:value-type="float" office:value="0.008721742" calcext:value-type="float">
            <text:p>0.008721742</text:p>
          </table:table-cell>
          <table:table-cell office:value-type="float" office:value="0.00872169" calcext:value-type="float">
            <text:p>0.00872169</text:p>
          </table:table-cell>
          <table:table-cell office:value-type="float" office:value="0.008721742" calcext:value-type="float">
            <text:p>0.008721742</text:p>
          </table:table-cell>
          <table:table-cell office:value-type="float" office:value="0.00872169" calcext:value-type="float">
            <text:p>0.00872169</text:p>
          </table:table-cell>
          <table:table-cell office:value-type="float" office:value="0.000001686" calcext:value-type="float">
            <text:p>1.686E-06</text:p>
          </table:table-cell>
          <table:table-cell office:value-type="float" office:value="26.765191753" calcext:value-type="float">
            <text:p>26.765191753</text:p>
          </table:table-cell>
          <table:table-cell office:value-type="float" office:value="26.765089994" calcext:value-type="float">
            <text:p>26.765089994</text:p>
          </table:table-cell>
          <table:table-cell office:value-type="float" office:value="26.765142793" calcext:value-type="float">
            <text:p>26.765142793</text:p>
          </table:table-cell>
          <table:table-cell office:value-type="float" office:value="26.765141514" calcext:value-type="float">
            <text:p>26.765141514</text:p>
          </table:table-cell>
          <table:table-cell office:value-type="float" office:value="26.765142793" calcext:value-type="float">
            <text:p>26.765142793</text:p>
          </table:table-cell>
          <table:table-cell office:value-type="float" office:value="26.765141514" calcext:value-type="float">
            <text:p>26.765141514</text:p>
          </table:table-cell>
          <table:table-cell office:value-type="float" office:value="0.000041553" calcext:value-type="float">
            <text:p>4.1553E-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5:00:44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9945951" calcext:value-type="float">
            <text:p>1.199945951</text:p>
          </table:table-cell>
          <table:table-cell office:value-type="float" office:value="1.205369974" calcext:value-type="float">
            <text:p>1.205369974</text:p>
          </table:table-cell>
          <table:table-cell office:value-type="float" office:value="1.198039794" calcext:value-type="float">
            <text:p>1.198039794</text:p>
          </table:table-cell>
          <table:table-cell office:value-type="float" office:value="1.201118573" calcext:value-type="float">
            <text:p>1.201118573</text:p>
          </table:table-cell>
          <table:table-cell office:value-type="float" office:value="1.199945951" calcext:value-type="float">
            <text:p>1.199945951</text:p>
          </table:table-cell>
          <table:table-cell office:value-type="float" office:value="1.201118573" calcext:value-type="float">
            <text:p>1.201118573</text:p>
          </table:table-cell>
          <table:table-cell office:value-type="float" office:value="0.003105282" calcext:value-type="float">
            <text:p>0.003105282</text:p>
          </table:table-cell>
          <table:table-cell office:value-type="float" office:value="0.008707663" calcext:value-type="float">
            <text:p>0.008707663</text:p>
          </table:table-cell>
          <table:table-cell office:value-type="float" office:value="0.008751977" calcext:value-type="float">
            <text:p>0.008751977</text:p>
          </table:table-cell>
          <table:table-cell office:value-type="float" office:value="0.00869209" calcext:value-type="float">
            <text:p>0.00869209</text:p>
          </table:table-cell>
          <table:table-cell office:value-type="float" office:value="0.008717244" calcext:value-type="float">
            <text:p>0.008717244</text:p>
          </table:table-cell>
          <table:table-cell office:value-type="float" office:value="0.008707663" calcext:value-type="float">
            <text:p>0.008707663</text:p>
          </table:table-cell>
          <table:table-cell office:value-type="float" office:value="0.008717244" calcext:value-type="float">
            <text:p>0.008717244</text:p>
          </table:table-cell>
          <table:table-cell office:value-type="float" office:value="0.00002537" calcext:value-type="float">
            <text:p>2.537E-05</text:p>
          </table:table-cell>
          <table:table-cell office:value-type="float" office:value="26.759742732" calcext:value-type="float">
            <text:p>26.759742732</text:p>
          </table:table-cell>
          <table:table-cell office:value-type="float" office:value="26.76083472" calcext:value-type="float">
            <text:p>26.76083472</text:p>
          </table:table-cell>
          <table:table-cell office:value-type="float" office:value="26.759358976" calcext:value-type="float">
            <text:p>26.759358976</text:p>
          </table:table-cell>
          <table:table-cell office:value-type="float" office:value="26.75997881" calcext:value-type="float">
            <text:p>26.75997881</text:p>
          </table:table-cell>
          <table:table-cell office:value-type="float" office:value="26.759742732" calcext:value-type="float">
            <text:p>26.759742732</text:p>
          </table:table-cell>
          <table:table-cell office:value-type="float" office:value="26.75997881" calcext:value-type="float">
            <text:p>26.75997881</text:p>
          </table:table-cell>
          <table:table-cell office:value-type="float" office:value="0.000625169" calcext:value-type="float">
            <text:p>0.0006251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5:00:45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2939892" calcext:value-type="float">
            <text:p>1.202939892</text:p>
          </table:table-cell>
          <table:table-cell office:value-type="float" office:value="1.197129035" calcext:value-type="float">
            <text:p>1.197129035</text:p>
          </table:table-cell>
          <table:table-cell office:value-type="float" office:value="1.204497362" calcext:value-type="float">
            <text:p>1.204497362</text:p>
          </table:table-cell>
          <table:table-cell office:value-type="float" office:value="1.201522096" calcext:value-type="float">
            <text:p>1.201522096</text:p>
          </table:table-cell>
          <table:table-cell office:value-type="float" office:value="1.202939892" calcext:value-type="float">
            <text:p>1.202939892</text:p>
          </table:table-cell>
          <table:table-cell office:value-type="float" office:value="1.201522096" calcext:value-type="float">
            <text:p>1.201522096</text:p>
          </table:table-cell>
          <table:table-cell office:value-type="float" office:value="0.00317077" calcext:value-type="float">
            <text:p>0.00317077</text:p>
          </table:table-cell>
          <table:table-cell office:value-type="float" office:value="0.008732124" calcext:value-type="float">
            <text:p>0.008732124</text:p>
          </table:table-cell>
          <table:table-cell office:value-type="float" office:value="0.008684649" calcext:value-type="float">
            <text:p>0.008684649</text:p>
          </table:table-cell>
          <table:table-cell office:value-type="float" office:value="0.008744848" calcext:value-type="float">
            <text:p>0.008744848</text:p>
          </table:table-cell>
          <table:table-cell office:value-type="float" office:value="0.00872054" calcext:value-type="float">
            <text:p>0.00872054</text:p>
          </table:table-cell>
          <table:table-cell office:value-type="float" office:value="0.008732124" calcext:value-type="float">
            <text:p>0.008732124</text:p>
          </table:table-cell>
          <table:table-cell office:value-type="float" office:value="0.00872054" calcext:value-type="float">
            <text:p>0.00872054</text:p>
          </table:table-cell>
          <table:table-cell office:value-type="float" office:value="0.000025905" calcext:value-type="float">
            <text:p>2.5905E-05</text:p>
          </table:table-cell>
          <table:table-cell office:value-type="float" office:value="26.760345486" calcext:value-type="float">
            <text:p>26.760345486</text:p>
          </table:table-cell>
          <table:table-cell office:value-type="float" office:value="26.759175618" calcext:value-type="float">
            <text:p>26.759175618</text:p>
          </table:table-cell>
          <table:table-cell office:value-type="float" office:value="26.760659042" calcext:value-type="float">
            <text:p>26.760659042</text:p>
          </table:table-cell>
          <table:table-cell office:value-type="float" office:value="26.760060049" calcext:value-type="float">
            <text:p>26.760060049</text:p>
          </table:table-cell>
          <table:table-cell office:value-type="float" office:value="26.760345486" calcext:value-type="float">
            <text:p>26.760345486</text:p>
          </table:table-cell>
          <table:table-cell office:value-type="float" office:value="26.760060049" calcext:value-type="float">
            <text:p>26.760060049</text:p>
          </table:table-cell>
          <table:table-cell office:value-type="float" office:value="0.000638353" calcext:value-type="float">
            <text:p>0.0006383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5:00:46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201979065" calcext:value-type="float">
            <text:p>1.201979065</text:p>
          </table:table-cell>
          <table:table-cell office:value-type="float" office:value="1.199483418" calcext:value-type="float">
            <text:p>1.199483418</text:p>
          </table:table-cell>
          <table:table-cell office:value-type="float" office:value="1.197115922" calcext:value-type="float">
            <text:p>1.197115922</text:p>
          </table:table-cell>
          <table:table-cell office:value-type="float" office:value="1.199526135" calcext:value-type="float">
            <text:p>1.199526135</text:p>
          </table:table-cell>
          <table:table-cell office:value-type="float" office:value="1.199483418" calcext:value-type="float">
            <text:p>1.199483418</text:p>
          </table:table-cell>
          <table:table-cell office:value-type="float" office:value="1.199526135" calcext:value-type="float">
            <text:p>1.199526135</text:p>
          </table:table-cell>
          <table:table-cell office:value-type="float" office:value="0.0019856" calcext:value-type="float">
            <text:p>0.0019856</text:p>
          </table:table-cell>
          <table:table-cell office:value-type="float" office:value="0.008724274" calcext:value-type="float">
            <text:p>0.008724274</text:p>
          </table:table-cell>
          <table:table-cell office:value-type="float" office:value="0.008703885" calcext:value-type="float">
            <text:p>0.008703885</text:p>
          </table:table-cell>
          <table:table-cell office:value-type="float" office:value="0.008684542" calcext:value-type="float">
            <text:p>0.008684542</text:p>
          </table:table-cell>
          <table:table-cell office:value-type="float" office:value="0.008704234" calcext:value-type="float">
            <text:p>0.008704234</text:p>
          </table:table-cell>
          <table:table-cell office:value-type="float" office:value="0.008703885" calcext:value-type="float">
            <text:p>0.008703885</text:p>
          </table:table-cell>
          <table:table-cell office:value-type="float" office:value="0.008704234" calcext:value-type="float">
            <text:p>0.008704234</text:p>
          </table:table-cell>
          <table:table-cell office:value-type="float" office:value="0.000016222" calcext:value-type="float">
            <text:p>1.6222E-05</text:p>
          </table:table-cell>
          <table:table-cell office:value-type="float" office:value="26.755098904" calcext:value-type="float">
            <text:p>26.755098904</text:p>
          </table:table-cell>
          <table:table-cell office:value-type="float" office:value="26.754596467" calcext:value-type="float">
            <text:p>26.754596467</text:p>
          </table:table-cell>
          <table:table-cell office:value-type="float" office:value="26.75411983" calcext:value-type="float">
            <text:p>26.75411983</text:p>
          </table:table-cell>
          <table:table-cell office:value-type="float" office:value="26.754605067" calcext:value-type="float">
            <text:p>26.754605067</text:p>
          </table:table-cell>
          <table:table-cell office:value-type="float" office:value="26.754596467" calcext:value-type="float">
            <text:p>26.754596467</text:p>
          </table:table-cell>
          <table:table-cell office:value-type="float" office:value="26.754605067" calcext:value-type="float">
            <text:p>26.754605067</text:p>
          </table:table-cell>
          <table:table-cell office:value-type="float" office:value="0.000399751" calcext:value-type="float">
            <text:p>0.0003997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5:00:47</text:p>
          </table:table-cell>
          <table:table-cell office:value-type="float" office:value="26.55526" calcext:value-type="float">
            <text:p>26.55526</text:p>
          </table:table-cell>
          <table:table-cell office:value-type="float" office:value="1.198578024" calcext:value-type="float">
            <text:p>1.198578024</text:p>
          </table:table-cell>
          <table:table-cell office:value-type="float" office:value="1.205671573" calcext:value-type="float">
            <text:p>1.205671573</text:p>
          </table:table-cell>
          <table:table-cell office:value-type="float" office:value="1.19632616" calcext:value-type="float">
            <text:p>1.19632616</text:p>
          </table:table-cell>
          <table:table-cell office:value-type="float" office:value="1.200191919" calcext:value-type="float">
            <text:p>1.200191919</text:p>
          </table:table-cell>
          <table:table-cell office:value-type="float" office:value="1.198578024" calcext:value-type="float">
            <text:p>1.198578024</text:p>
          </table:table-cell>
          <table:table-cell office:value-type="float" office:value="1.200191919" calcext:value-type="float">
            <text:p>1.200191919</text:p>
          </table:table-cell>
          <table:table-cell office:value-type="float" office:value="0.003982267" calcext:value-type="float">
            <text:p>0.003982267</text:p>
          </table:table-cell>
          <table:table-cell office:value-type="float" office:value="0.008696488" calcext:value-type="float">
            <text:p>0.008696488</text:p>
          </table:table-cell>
          <table:table-cell office:value-type="float" office:value="0.008754441" calcext:value-type="float">
            <text:p>0.008754441</text:p>
          </table:table-cell>
          <table:table-cell office:value-type="float" office:value="0.00867809" calcext:value-type="float">
            <text:p>0.00867809</text:p>
          </table:table-cell>
          <table:table-cell office:value-type="float" office:value="0.008709673" calcext:value-type="float">
            <text:p>0.008709673</text:p>
          </table:table-cell>
          <table:table-cell office:value-type="float" office:value="0.008696488" calcext:value-type="float">
            <text:p>0.008696488</text:p>
          </table:table-cell>
          <table:table-cell office:value-type="float" office:value="0.008709673" calcext:value-type="float">
            <text:p>0.008709673</text:p>
          </table:table-cell>
          <table:table-cell office:value-type="float" office:value="0.000032535" calcext:value-type="float">
            <text:p>3.2535E-05</text:p>
          </table:table-cell>
          <table:table-cell office:value-type="float" office:value="26.769573631" calcext:value-type="float">
            <text:p>26.769573631</text:p>
          </table:table-cell>
          <table:table-cell office:value-type="float" office:value="26.771001722" calcext:value-type="float">
            <text:p>26.771001722</text:p>
          </table:table-cell>
          <table:table-cell office:value-type="float" office:value="26.76912028" calcext:value-type="float">
            <text:p>26.76912028</text:p>
          </table:table-cell>
          <table:table-cell office:value-type="float" office:value="26.769898544" calcext:value-type="float">
            <text:p>26.769898544</text:p>
          </table:table-cell>
          <table:table-cell office:value-type="float" office:value="26.769573631" calcext:value-type="float">
            <text:p>26.769573631</text:p>
          </table:table-cell>
          <table:table-cell office:value-type="float" office:value="26.769898544" calcext:value-type="float">
            <text:p>26.769898544</text:p>
          </table:table-cell>
          <table:table-cell office:value-type="float" office:value="0.00080172" calcext:value-type="float">
            <text:p>0.0008017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5:00:49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725182" calcext:value-type="float">
            <text:p>1.19725182</text:p>
          </table:table-cell>
          <table:table-cell office:value-type="float" office:value="1.208186294" calcext:value-type="float">
            <text:p>1.208186294</text:p>
          </table:table-cell>
          <table:table-cell office:value-type="float" office:value="1.193445467" calcext:value-type="float">
            <text:p>1.193445467</text:p>
          </table:table-cell>
          <table:table-cell office:value-type="float" office:value="1.19962786" calcext:value-type="float">
            <text:p>1.19962786</text:p>
          </table:table-cell>
          <table:table-cell office:value-type="float" office:value="1.19725182" calcext:value-type="float">
            <text:p>1.19725182</text:p>
          </table:table-cell>
          <table:table-cell office:value-type="float" office:value="1.19962786" calcext:value-type="float">
            <text:p>1.19962786</text:p>
          </table:table-cell>
          <table:table-cell office:value-type="float" office:value="0.006248049" calcext:value-type="float">
            <text:p>0.006248049</text:p>
          </table:table-cell>
          <table:table-cell office:value-type="float" office:value="0.008685653" calcext:value-type="float">
            <text:p>0.008685653</text:p>
          </table:table-cell>
          <table:table-cell office:value-type="float" office:value="0.008774986" calcext:value-type="float">
            <text:p>0.008774986</text:p>
          </table:table-cell>
          <table:table-cell office:value-type="float" office:value="0.008654555" calcext:value-type="float">
            <text:p>0.008654555</text:p>
          </table:table-cell>
          <table:table-cell office:value-type="float" office:value="0.008705065" calcext:value-type="float">
            <text:p>0.008705065</text:p>
          </table:table-cell>
          <table:table-cell office:value-type="float" office:value="0.008685653" calcext:value-type="float">
            <text:p>0.008685653</text:p>
          </table:table-cell>
          <table:table-cell office:value-type="float" office:value="0.008705065" calcext:value-type="float">
            <text:p>0.008705065</text:p>
          </table:table-cell>
          <table:table-cell office:value-type="float" office:value="0.000051046" calcext:value-type="float">
            <text:p>5.1046E-05</text:p>
          </table:table-cell>
          <table:table-cell office:value-type="float" office:value="26.759200338" calcext:value-type="float">
            <text:p>26.759200338</text:p>
          </table:table-cell>
          <table:table-cell office:value-type="float" office:value="26.761401713" calcext:value-type="float">
            <text:p>26.761401713</text:p>
          </table:table-cell>
          <table:table-cell office:value-type="float" office:value="26.758434026" calcext:value-type="float">
            <text:p>26.758434026</text:p>
          </table:table-cell>
          <table:table-cell office:value-type="float" office:value="26.759678692" calcext:value-type="float">
            <text:p>26.759678692</text:p>
          </table:table-cell>
          <table:table-cell office:value-type="float" office:value="26.759200338" calcext:value-type="float">
            <text:p>26.759200338</text:p>
          </table:table-cell>
          <table:table-cell office:value-type="float" office:value="26.759678692" calcext:value-type="float">
            <text:p>26.759678692</text:p>
          </table:table-cell>
          <table:table-cell office:value-type="float" office:value="0.001257884" calcext:value-type="float">
            <text:p>0.00125788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5:00:50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193351292" calcext:value-type="float">
            <text:p>1.193351292</text:p>
          </table:table-cell>
          <table:table-cell office:value-type="float" office:value="1.213685419" calcext:value-type="float">
            <text:p>1.213685419</text:p>
          </table:table-cell>
          <table:table-cell office:value-type="float" office:value="1.196919226" calcext:value-type="float">
            <text:p>1.196919226</text:p>
          </table:table-cell>
          <table:table-cell office:value-type="float" office:value="1.201318646" calcext:value-type="float">
            <text:p>1.201318646</text:p>
          </table:table-cell>
          <table:table-cell office:value-type="float" office:value="1.196919226" calcext:value-type="float">
            <text:p>1.196919226</text:p>
          </table:table-cell>
          <table:table-cell office:value-type="float" office:value="1.201318646" calcext:value-type="float">
            <text:p>1.201318646</text:p>
          </table:table-cell>
          <table:table-cell office:value-type="float" office:value="0.008865113" calcext:value-type="float">
            <text:p>0.008865113</text:p>
          </table:table-cell>
          <table:table-cell office:value-type="float" office:value="0.008653785" calcext:value-type="float">
            <text:p>0.008653785</text:p>
          </table:table-cell>
          <table:table-cell office:value-type="float" office:value="0.008819914" calcext:value-type="float">
            <text:p>0.008819914</text:p>
          </table:table-cell>
          <table:table-cell office:value-type="float" office:value="0.008682935" calcext:value-type="float">
            <text:p>0.008682935</text:p>
          </table:table-cell>
          <table:table-cell office:value-type="float" office:value="0.008718878" calcext:value-type="float">
            <text:p>0.008718878</text:p>
          </table:table-cell>
          <table:table-cell office:value-type="float" office:value="0.008682935" calcext:value-type="float">
            <text:p>0.008682935</text:p>
          </table:table-cell>
          <table:table-cell office:value-type="float" office:value="0.008718878" calcext:value-type="float">
            <text:p>0.008718878</text:p>
          </table:table-cell>
          <table:table-cell office:value-type="float" office:value="0.000072427" calcext:value-type="float">
            <text:p>7.2427E-05</text:p>
          </table:table-cell>
          <table:table-cell office:value-type="float" office:value="26.758415066" calcext:value-type="float">
            <text:p>26.758415066</text:p>
          </table:table-cell>
          <table:table-cell office:value-type="float" office:value="26.762508819" calcext:value-type="float">
            <text:p>26.762508819</text:p>
          </table:table-cell>
          <table:table-cell office:value-type="float" office:value="26.759133379" calcext:value-type="float">
            <text:p>26.759133379</text:p>
          </table:table-cell>
          <table:table-cell office:value-type="float" office:value="26.760019088" calcext:value-type="float">
            <text:p>26.760019088</text:p>
          </table:table-cell>
          <table:table-cell office:value-type="float" office:value="26.759133379" calcext:value-type="float">
            <text:p>26.759133379</text:p>
          </table:table-cell>
          <table:table-cell office:value-type="float" office:value="26.760019088" calcext:value-type="float">
            <text:p>26.760019088</text:p>
          </table:table-cell>
          <table:table-cell office:value-type="float" office:value="0.001784762" calcext:value-type="float">
            <text:p>0.0017847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5:00:51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8955321" calcext:value-type="float">
            <text:p>1.198955321</text:p>
          </table:table-cell>
          <table:table-cell office:value-type="float" office:value="1.211525942" calcext:value-type="float">
            <text:p>1.211525942</text:p>
          </table:table-cell>
          <table:table-cell office:value-type="float" office:value="1.198354506" calcext:value-type="float">
            <text:p>1.198354506</text:p>
          </table:table-cell>
          <table:table-cell office:value-type="float" office:value="1.202945257" calcext:value-type="float">
            <text:p>1.202945257</text:p>
          </table:table-cell>
          <table:table-cell office:value-type="float" office:value="1.198955321" calcext:value-type="float">
            <text:p>1.198955321</text:p>
          </table:table-cell>
          <table:table-cell office:value-type="float" office:value="1.202945257" calcext:value-type="float">
            <text:p>1.202945257</text:p>
          </table:table-cell>
          <table:table-cell office:value-type="float" office:value="0.006072417" calcext:value-type="float">
            <text:p>0.006072417</text:p>
          </table:table-cell>
          <table:table-cell office:value-type="float" office:value="0.00869957" calcext:value-type="float">
            <text:p>0.00869957</text:p>
          </table:table-cell>
          <table:table-cell office:value-type="float" office:value="0.008802271" calcext:value-type="float">
            <text:p>0.008802271</text:p>
          </table:table-cell>
          <table:table-cell office:value-type="float" office:value="0.008694661" calcext:value-type="float">
            <text:p>0.008694661</text:p>
          </table:table-cell>
          <table:table-cell office:value-type="float" office:value="0.008732168" calcext:value-type="float">
            <text:p>0.008732168</text:p>
          </table:table-cell>
          <table:table-cell office:value-type="float" office:value="0.00869957" calcext:value-type="float">
            <text:p>0.00869957</text:p>
          </table:table-cell>
          <table:table-cell office:value-type="float" office:value="0.008732168" calcext:value-type="float">
            <text:p>0.008732168</text:p>
          </table:table-cell>
          <table:table-cell office:value-type="float" office:value="0.000049611" calcext:value-type="float">
            <text:p>4.9611E-05</text:p>
          </table:table-cell>
          <table:table-cell office:value-type="float" office:value="26.754490148" calcext:value-type="float">
            <text:p>26.754490148</text:p>
          </table:table-cell>
          <table:table-cell office:value-type="float" office:value="26.757020929" calcext:value-type="float">
            <text:p>26.757020929</text:p>
          </table:table-cell>
          <table:table-cell office:value-type="float" office:value="26.754369188" calcext:value-type="float">
            <text:p>26.754369188</text:p>
          </table:table-cell>
          <table:table-cell office:value-type="float" office:value="26.755293422" calcext:value-type="float">
            <text:p>26.755293422</text:p>
          </table:table-cell>
          <table:table-cell office:value-type="float" office:value="26.754490148" calcext:value-type="float">
            <text:p>26.754490148</text:p>
          </table:table-cell>
          <table:table-cell office:value-type="float" office:value="26.755293422" calcext:value-type="float">
            <text:p>26.755293422</text:p>
          </table:table-cell>
          <table:table-cell office:value-type="float" office:value="0.00122253" calcext:value-type="float">
            <text:p>0.001222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5:00:52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99959064" calcext:value-type="float">
            <text:p>1.199959064</text:p>
          </table:table-cell>
          <table:table-cell office:value-type="float" office:value="1.209243084" calcext:value-type="float">
            <text:p>1.209243084</text:p>
          </table:table-cell>
          <table:table-cell office:value-type="float" office:value="1.199310565" calcext:value-type="float">
            <text:p>1.199310565</text:p>
          </table:table-cell>
          <table:table-cell office:value-type="float" office:value="1.202837571" calcext:value-type="float">
            <text:p>1.202837571</text:p>
          </table:table-cell>
          <table:table-cell office:value-type="float" office:value="1.199959064" calcext:value-type="float">
            <text:p>1.199959064</text:p>
          </table:table-cell>
          <table:table-cell office:value-type="float" office:value="1.202837571" calcext:value-type="float">
            <text:p>1.202837571</text:p>
          </table:table-cell>
          <table:table-cell office:value-type="float" office:value="0.004537113" calcext:value-type="float">
            <text:p>0.004537113</text:p>
          </table:table-cell>
          <table:table-cell office:value-type="float" office:value="0.008707771" calcext:value-type="float">
            <text:p>0.008707771</text:p>
          </table:table-cell>
          <table:table-cell office:value-type="float" office:value="0.00878362" calcext:value-type="float">
            <text:p>0.00878362</text:p>
          </table:table-cell>
          <table:table-cell office:value-type="float" office:value="0.008702472" calcext:value-type="float">
            <text:p>0.008702472</text:p>
          </table:table-cell>
          <table:table-cell office:value-type="float" office:value="0.008731288" calcext:value-type="float">
            <text:p>0.008731288</text:p>
          </table:table-cell>
          <table:table-cell office:value-type="float" office:value="0.008707771" calcext:value-type="float">
            <text:p>0.008707771</text:p>
          </table:table-cell>
          <table:table-cell office:value-type="float" office:value="0.008731288" calcext:value-type="float">
            <text:p>0.008731288</text:p>
          </table:table-cell>
          <table:table-cell office:value-type="float" office:value="0.000037068" calcext:value-type="float">
            <text:p>3.7068E-05</text:p>
          </table:table-cell>
          <table:table-cell office:value-type="float" office:value="26.754692226" calcext:value-type="float">
            <text:p>26.754692226</text:p>
          </table:table-cell>
          <table:table-cell office:value-type="float" office:value="26.756561333" calcext:value-type="float">
            <text:p>26.756561333</text:p>
          </table:table-cell>
          <table:table-cell office:value-type="float" office:value="26.754561667" calcext:value-type="float">
            <text:p>26.754561667</text:p>
          </table:table-cell>
          <table:table-cell office:value-type="float" office:value="26.755271742" calcext:value-type="float">
            <text:p>26.755271742</text:p>
          </table:table-cell>
          <table:table-cell office:value-type="float" office:value="26.754692226" calcext:value-type="float">
            <text:p>26.754692226</text:p>
          </table:table-cell>
          <table:table-cell office:value-type="float" office:value="26.755271742" calcext:value-type="float">
            <text:p>26.755271742</text:p>
          </table:table-cell>
          <table:table-cell office:value-type="float" office:value="0.000913435" calcext:value-type="float">
            <text:p>0.00091343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5:00:54</text:p>
          </table:table-cell>
          <table:table-cell office:value-type="float" office:value="26.54515" calcext:value-type="float">
            <text:p>26.54515</text:p>
          </table:table-cell>
          <table:table-cell office:value-type="float" office:value="1.200852537" calcext:value-type="float">
            <text:p>1.200852537</text:p>
          </table:table-cell>
          <table:table-cell office:value-type="float" office:value="1.2061198" calcext:value-type="float">
            <text:p>1.2061198</text:p>
          </table:table-cell>
          <table:table-cell office:value-type="float" office:value="1.200010324" calcext:value-type="float">
            <text:p>1.200010324</text:p>
          </table:table-cell>
          <table:table-cell office:value-type="float" office:value="1.202327554" calcext:value-type="float">
            <text:p>1.202327554</text:p>
          </table:table-cell>
          <table:table-cell office:value-type="float" office:value="1.200852537" calcext:value-type="float">
            <text:p>1.200852537</text:p>
          </table:table-cell>
          <table:table-cell office:value-type="float" office:value="1.202327554" calcext:value-type="float">
            <text:p>1.202327554</text:p>
          </table:table-cell>
          <table:table-cell office:value-type="float" office:value="0.002703477" calcext:value-type="float">
            <text:p>0.002703477</text:p>
          </table:table-cell>
          <table:table-cell office:value-type="float" office:value="0.00871507" calcext:value-type="float">
            <text:p>0.00871507</text:p>
          </table:table-cell>
          <table:table-cell office:value-type="float" office:value="0.008758103" calcext:value-type="float">
            <text:p>0.008758103</text:p>
          </table:table-cell>
          <table:table-cell office:value-type="float" office:value="0.008708189" calcext:value-type="float">
            <text:p>0.008708189</text:p>
          </table:table-cell>
          <table:table-cell office:value-type="float" office:value="0.008727121" calcext:value-type="float">
            <text:p>0.008727121</text:p>
          </table:table-cell>
          <table:table-cell office:value-type="float" office:value="0.00871507" calcext:value-type="float">
            <text:p>0.00871507</text:p>
          </table:table-cell>
          <table:table-cell office:value-type="float" office:value="0.008727121" calcext:value-type="float">
            <text:p>0.008727121</text:p>
          </table:table-cell>
          <table:table-cell office:value-type="float" office:value="0.000022087" calcext:value-type="float">
            <text:p>2.2087E-05</text:p>
          </table:table-cell>
          <table:table-cell office:value-type="float" office:value="26.75992525" calcext:value-type="float">
            <text:p>26.75992525</text:p>
          </table:table-cell>
          <table:table-cell office:value-type="float" office:value="26.760985678" calcext:value-type="float">
            <text:p>26.760985678</text:p>
          </table:table-cell>
          <table:table-cell office:value-type="float" office:value="26.759755692" calcext:value-type="float">
            <text:p>26.759755692</text:p>
          </table:table-cell>
          <table:table-cell office:value-type="float" office:value="26.760222207" calcext:value-type="float">
            <text:p>26.760222207</text:p>
          </table:table-cell>
          <table:table-cell office:value-type="float" office:value="26.75992525" calcext:value-type="float">
            <text:p>26.75992525</text:p>
          </table:table-cell>
          <table:table-cell office:value-type="float" office:value="26.760222207" calcext:value-type="float">
            <text:p>26.760222207</text:p>
          </table:table-cell>
          <table:table-cell office:value-type="float" office:value="0.000544276" calcext:value-type="float">
            <text:p>0.0005442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5:00:55</text:p>
          </table:table-cell>
          <table:table-cell office:value-type="float" office:value="26.5502" calcext:value-type="float">
            <text:p>26.5502</text:p>
          </table:table-cell>
          <table:table-cell office:value-type="float" office:value="1.2007375" calcext:value-type="float">
            <text:p>1.2007375</text:p>
          </table:table-cell>
          <table:table-cell office:value-type="float" office:value="1.204920555" calcext:value-type="float">
            <text:p>1.204920555</text:p>
          </table:table-cell>
          <table:table-cell office:value-type="float" office:value="1.199836278" calcext:value-type="float">
            <text:p>1.199836278</text:p>
          </table:table-cell>
          <table:table-cell office:value-type="float" office:value="1.201831444" calcext:value-type="float">
            <text:p>1.201831444</text:p>
          </table:table-cell>
          <table:table-cell office:value-type="float" office:value="1.2007375" calcext:value-type="float">
            <text:p>1.2007375</text:p>
          </table:table-cell>
          <table:table-cell office:value-type="float" office:value="1.201831444" calcext:value-type="float">
            <text:p>1.201831444</text:p>
          </table:table-cell>
          <table:table-cell office:value-type="float" office:value="0.0022151" calcext:value-type="float">
            <text:p>0.0022151</text:p>
          </table:table-cell>
          <table:table-cell office:value-type="float" office:value="0.00871413" calcext:value-type="float">
            <text:p>0.00871413</text:p>
          </table:table-cell>
          <table:table-cell office:value-type="float" office:value="0.008748306" calcext:value-type="float">
            <text:p>0.008748306</text:p>
          </table:table-cell>
          <table:table-cell office:value-type="float" office:value="0.008706767" calcext:value-type="float">
            <text:p>0.008706767</text:p>
          </table:table-cell>
          <table:table-cell office:value-type="float" office:value="0.008723068" calcext:value-type="float">
            <text:p>0.008723068</text:p>
          </table:table-cell>
          <table:table-cell office:value-type="float" office:value="0.00871413" calcext:value-type="float">
            <text:p>0.00871413</text:p>
          </table:table-cell>
          <table:table-cell office:value-type="float" office:value="0.008723068" calcext:value-type="float">
            <text:p>0.008723068</text:p>
          </table:table-cell>
          <table:table-cell office:value-type="float" office:value="0.000018097" calcext:value-type="float">
            <text:p>1.8097E-05</text:p>
          </table:table-cell>
          <table:table-cell office:value-type="float" office:value="26.764955236" calcext:value-type="float">
            <text:p>26.764955236</text:p>
          </table:table-cell>
          <table:table-cell office:value-type="float" office:value="26.765797383" calcext:value-type="float">
            <text:p>26.765797383</text:p>
          </table:table-cell>
          <table:table-cell office:value-type="float" office:value="26.764773799" calcext:value-type="float">
            <text:p>26.764773799</text:p>
          </table:table-cell>
          <table:table-cell office:value-type="float" office:value="26.765175473" calcext:value-type="float">
            <text:p>26.765175473</text:p>
          </table:table-cell>
          <table:table-cell office:value-type="float" office:value="26.764955236" calcext:value-type="float">
            <text:p>26.764955236</text:p>
          </table:table-cell>
          <table:table-cell office:value-type="float" office:value="26.765175473" calcext:value-type="float">
            <text:p>26.765175473</text:p>
          </table:table-cell>
          <table:table-cell office:value-type="float" office:value="0.000445952" calcext:value-type="float">
            <text:p>0.0004459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5:00:56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187929057" calcext:value-type="float">
            <text:p>1.187929057</text:p>
          </table:table-cell>
          <table:table-cell office:value-type="float" office:value="1.206899429" calcext:value-type="float">
            <text:p>1.206899429</text:p>
          </table:table-cell>
          <table:table-cell office:value-type="float" office:value="1.203005457" calcext:value-type="float">
            <text:p>1.203005457</text:p>
          </table:table-cell>
          <table:table-cell office:value-type="float" office:value="1.199277981" calcext:value-type="float">
            <text:p>1.199277981</text:p>
          </table:table-cell>
          <table:table-cell office:value-type="float" office:value="1.203005457" calcext:value-type="float">
            <text:p>1.203005457</text:p>
          </table:table-cell>
          <table:table-cell office:value-type="float" office:value="1.199277981" calcext:value-type="float">
            <text:p>1.199277981</text:p>
          </table:table-cell>
          <table:table-cell office:value-type="float" office:value="0.008180844" calcext:value-type="float">
            <text:p>0.008180844</text:p>
          </table:table-cell>
          <table:table-cell office:value-type="float" office:value="0.008609486" calcext:value-type="float">
            <text:p>0.008609486</text:p>
          </table:table-cell>
          <table:table-cell office:value-type="float" office:value="0.008764473" calcext:value-type="float">
            <text:p>0.008764473</text:p>
          </table:table-cell>
          <table:table-cell office:value-type="float" office:value="0.008732659" calcext:value-type="float">
            <text:p>0.008732659</text:p>
          </table:table-cell>
          <table:table-cell office:value-type="float" office:value="0.008702206" calcext:value-type="float">
            <text:p>0.008702206</text:p>
          </table:table-cell>
          <table:table-cell office:value-type="float" office:value="0.008732659" calcext:value-type="float">
            <text:p>0.008732659</text:p>
          </table:table-cell>
          <table:table-cell office:value-type="float" office:value="0.008702206" calcext:value-type="float">
            <text:p>0.008702206</text:p>
          </table:table-cell>
          <table:table-cell office:value-type="float" office:value="0.000066837" calcext:value-type="float">
            <text:p>6.6837E-05</text:p>
          </table:table-cell>
          <table:table-cell office:value-type="float" office:value="26.752270279" calcext:value-type="float">
            <text:p>26.752270279</text:p>
          </table:table-cell>
          <table:table-cell office:value-type="float" office:value="26.756089497" calcext:value-type="float">
            <text:p>26.756089497</text:p>
          </table:table-cell>
          <table:table-cell office:value-type="float" office:value="26.755305542" calcext:value-type="float">
            <text:p>26.755305542</text:p>
          </table:table-cell>
          <table:table-cell office:value-type="float" office:value="26.754555106" calcext:value-type="float">
            <text:p>26.754555106</text:p>
          </table:table-cell>
          <table:table-cell office:value-type="float" office:value="26.755305542" calcext:value-type="float">
            <text:p>26.755305542</text:p>
          </table:table-cell>
          <table:table-cell office:value-type="float" office:value="26.754555106" calcext:value-type="float">
            <text:p>26.754555106</text:p>
          </table:table-cell>
          <table:table-cell office:value-type="float" office:value="0.001647012" calcext:value-type="float">
            <text:p>0.0016470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5:00:57</text:p>
          </table:table-cell>
          <table:table-cell office:value-type="float" office:value="26.54009" calcext:value-type="float">
            <text:p>26.54009</text:p>
          </table:table-cell>
          <table:table-cell office:value-type="float" office:value="1.200593257" calcext:value-type="float">
            <text:p>1.200593257</text:p>
          </table:table-cell>
          <table:table-cell office:value-type="float" office:value="1.193241619" calcext:value-type="float">
            <text:p>1.193241619</text:p>
          </table:table-cell>
          <table:table-cell office:value-type="float" office:value="1.196463847" calcext:value-type="float">
            <text:p>1.196463847</text:p>
          </table:table-cell>
          <table:table-cell office:value-type="float" office:value="1.196766241" calcext:value-type="float">
            <text:p>1.196766241</text:p>
          </table:table-cell>
          <table:table-cell office:value-type="float" office:value="1.196463847" calcext:value-type="float">
            <text:p>1.196463847</text:p>
          </table:table-cell>
          <table:table-cell office:value-type="float" office:value="1.196766241" calcext:value-type="float">
            <text:p>1.196766241</text:p>
          </table:table-cell>
          <table:table-cell office:value-type="float" office:value="0.003008901" calcext:value-type="float">
            <text:p>0.003008901</text:p>
          </table:table-cell>
          <table:table-cell office:value-type="float" office:value="0.008712952" calcext:value-type="float">
            <text:p>0.008712952</text:p>
          </table:table-cell>
          <table:table-cell office:value-type="float" office:value="0.008652889" calcext:value-type="float">
            <text:p>0.008652889</text:p>
          </table:table-cell>
          <table:table-cell office:value-type="float" office:value="0.008679215" calcext:value-type="float">
            <text:p>0.008679215</text:p>
          </table:table-cell>
          <table:table-cell office:value-type="float" office:value="0.008681685" calcext:value-type="float">
            <text:p>0.008681685</text:p>
          </table:table-cell>
          <table:table-cell office:value-type="float" office:value="0.008679215" calcext:value-type="float">
            <text:p>0.008679215</text:p>
          </table:table-cell>
          <table:table-cell office:value-type="float" office:value="0.008681685" calcext:value-type="float">
            <text:p>0.008681685</text:p>
          </table:table-cell>
          <table:table-cell office:value-type="float" office:value="0.000024583" calcext:value-type="float">
            <text:p>2.4583E-05</text:p>
          </table:table-cell>
          <table:table-cell office:value-type="float" office:value="26.754819906" calcext:value-type="float">
            <text:p>26.754819906</text:p>
          </table:table-cell>
          <table:table-cell office:value-type="float" office:value="26.753339834" calcext:value-type="float">
            <text:p>26.753339834</text:p>
          </table:table-cell>
          <table:table-cell office:value-type="float" office:value="26.753988551" calcext:value-type="float">
            <text:p>26.753988551</text:p>
          </table:table-cell>
          <table:table-cell office:value-type="float" office:value="26.75404943" calcext:value-type="float">
            <text:p>26.75404943</text:p>
          </table:table-cell>
          <table:table-cell office:value-type="float" office:value="26.753988551" calcext:value-type="float">
            <text:p>26.753988551</text:p>
          </table:table-cell>
          <table:table-cell office:value-type="float" office:value="26.75404943" calcext:value-type="float">
            <text:p>26.75404943</text:p>
          </table:table-cell>
          <table:table-cell office:value-type="float" office:value="0.000605768" calcext:value-type="float">
            <text:p>0.000605768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204768563" calcext:value-type="float">
            <text:p>1.204768563</text:p>
          </table:table-cell>
          <table:table-cell office:value-type="float" office:value="1.217774894" calcext:value-type="float">
            <text:p>1.217774894</text:p>
          </table:table-cell>
          <table:table-cell office:value-type="float" office:value="1.217070367" calcext:value-type="float">
            <text:p>1.217070367</text:p>
          </table:table-cell>
          <table:table-cell office:value-type="float" office:value="1.208169207" calcext:value-type="float">
            <text:p>1.208169207</text:p>
          </table:table-cell>
          <table:table-cell office:value-type="float" office:value="1.210224177" calcext:value-type="float">
            <text:p>1.210224177</text:p>
          </table:table-cell>
          <table:table-cell office:value-type="float" office:value="1.208169207" calcext:value-type="float">
            <text:p>1.208169207</text:p>
          </table:table-cell>
          <table:table-cell office:value-type="float" office:value="0.027802725" calcext:value-type="float">
            <text:p>0.027802725</text:p>
          </table:table-cell>
          <table:table-cell table:style-name="ce2" table:formula="of:=AVERAGE([.K2:.K61])" office:value-type="float" office:value="0.00866801801666666" calcext:value-type="float">
            <text:p>0.00866802</text:p>
          </table:table-cell>
          <table:table-cell table:style-name="ce2" table:formula="of:=AVERAGE([.L2:.L61])" office:value-type="float" office:value="0.00873808360000001" calcext:value-type="float">
            <text:p>0.00873808</text:p>
          </table:table-cell>
          <table:table-cell table:style-name="ce2" table:formula="of:=AVERAGE([.M2:.M61])" office:value-type="float" office:value="0.0087076902" calcext:value-type="float">
            <text:p>0.00870769</text:p>
          </table:table-cell>
          <table:table-cell table:style-name="ce2" table:formula="of:=AVERAGE([.N2:.N61])" office:value-type="float" office:value="0.0087045973" calcext:value-type="float">
            <text:p>0.00870460</text:p>
          </table:table-cell>
          <table:table-cell table:style-name="ce2" table:formula="of:=AVERAGE([.O2:.O61])" office:value-type="float" office:value="0.00869743946666666" calcext:value-type="float">
            <text:p>0.00869744</text:p>
          </table:table-cell>
          <table:table-cell table:style-name="ce2" table:formula="of:=AVERAGE([.P2:.P61])" office:value-type="float" office:value="0.0087045973" calcext:value-type="float">
            <text:p>0.00870460</text:p>
          </table:table-cell>
          <table:table-cell table:style-name="ce2" table:formula="of:=AVERAGE([.Q2:.Q61])" office:value-type="float" office:value="0.00004793595" calcext:value-type="float">
            <text:p>0.00004794</text:p>
          </table:table-cell>
          <table:table-cell table:style-name="ce2" table:formula="of:=AVERAGE([.R2:.R61])" office:value-type="float" office:value="26.7587657794167" calcext:value-type="float">
            <text:p>26.75876578</text:p>
          </table:table-cell>
          <table:table-cell table:style-name="ce2" table:formula="of:=AVERAGE([.S2:.S61])" office:value-type="float" office:value="26.7604923458" calcext:value-type="float">
            <text:p>26.76049235</text:p>
          </table:table-cell>
          <table:table-cell table:style-name="ce2" table:formula="of:=AVERAGE([.T2:.T61])" office:value-type="float" office:value="26.7597433913333" calcext:value-type="float">
            <text:p>26.75974339</text:p>
          </table:table-cell>
          <table:table-cell table:style-name="ce2" table:formula="of:=AVERAGE([.U2:.U61])" office:value-type="float" office:value="26.7596671722167" calcext:value-type="float">
            <text:p>26.75966717</text:p>
          </table:table-cell>
          <table:table-cell table:style-name="ce2" table:formula="of:=AVERAGE([.V2:.V61])" office:value-type="float" office:value="26.7594907897" calcext:value-type="float">
            <text:p>26.75949079</text:p>
          </table:table-cell>
          <table:table-cell table:style-name="ce2" table:formula="of:=AVERAGE([.W2:.W61])" office:value-type="float" office:value="26.7596671722167" calcext:value-type="float">
            <text:p>26.75966717</text:p>
          </table:table-cell>
          <table:table-cell table:style-name="ce2" table:formula="of:=AVERAGE([.X2:.X61])" office:value-type="float" office:value="0.00118124653333333" calcext:value-type="float">
            <text:p>0.0011812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53503924" calcext:value-type="float">
            <text:p>26.53503924</text:p>
          </table:table-cell>
          <table:table-cell office:value-type="float" office:value="1.082994471" calcext:value-type="float">
            <text:p>1.082994471</text:p>
          </table:table-cell>
          <table:table-cell office:value-type="float" office:value="1.117031111" calcext:value-type="float">
            <text:p>1.117031111</text:p>
          </table:table-cell>
          <table:table-cell office:value-type="float" office:value="1.151096958" calcext:value-type="float">
            <text:p>1.151096958</text:p>
          </table:table-cell>
          <table:table-cell office:value-type="float" office:value="1.117040847" calcext:value-type="float">
            <text:p>1.117040847</text:p>
          </table:table-cell>
          <table:table-cell office:value-type="float" office:value="1.117031111" calcext:value-type="float">
            <text:p>1.117031111</text:p>
          </table:table-cell>
          <table:table-cell office:value-type="float" office:value="1.117040847" calcext:value-type="float">
            <text:p>1.117040847</text:p>
          </table:table-cell>
          <table:table-cell office:value-type="float" office:value="0.000206397" calcext:value-type="float">
            <text:p>0.000206397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54514743" calcext:value-type="float">
            <text:p>26.54514743</text:p>
          </table:table-cell>
          <table:table-cell office:value-type="float" office:value="1.195093357" calcext:value-type="float">
            <text:p>1.195093357</text:p>
          </table:table-cell>
          <table:table-cell office:value-type="float" office:value="1.203669384" calcext:value-type="float">
            <text:p>1.203669384</text:p>
          </table:table-cell>
          <table:table-cell office:value-type="float" office:value="1.199949229" calcext:value-type="float">
            <text:p>1.199949229</text:p>
          </table:table-cell>
          <table:table-cell office:value-type="float" office:value="1.199570656" calcext:value-type="float">
            <text:p>1.199570656</text:p>
          </table:table-cell>
          <table:table-cell office:value-type="float" office:value="1.198694541" calcext:value-type="float">
            <text:p>1.198694541</text:p>
          </table:table-cell>
          <table:table-cell office:value-type="float" office:value="1.199570656" calcext:value-type="float">
            <text:p>1.199570656</text:p>
          </table:table-cell>
          <table:table-cell office:value-type="float" office:value="0.005867369" calcext:value-type="float">
            <text:p>0.005867369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54514743" calcext:value-type="float">
            <text:p>26.54514743</text:p>
          </table:table-cell>
          <table:table-cell office:value-type="float" office:value="1.198383713" calcext:value-type="float">
            <text:p>1.198383713</text:p>
          </table:table-cell>
          <table:table-cell office:value-type="float" office:value="1.20580479" calcext:value-type="float">
            <text:p>1.20580479</text:p>
          </table:table-cell>
          <table:table-cell office:value-type="float" office:value="1.199957871" calcext:value-type="float">
            <text:p>1.199957871</text:p>
          </table:table-cell>
          <table:table-cell office:value-type="float" office:value="1.20159243" calcext:value-type="float">
            <text:p>1.20159243</text:p>
          </table:table-cell>
          <table:table-cell office:value-type="float" office:value="1.200442457" calcext:value-type="float">
            <text:p>1.200442457</text:p>
          </table:table-cell>
          <table:table-cell office:value-type="float" office:value="1.20159243" calcext:value-type="float">
            <text:p>1.20159243</text:p>
          </table:table-cell>
          <table:table-cell office:value-type="float" office:value="0.006184175" calcext:value-type="float">
            <text:p>0.00618417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54514743" calcext:value-type="float">
            <text:p>26.54514743</text:p>
          </table:table-cell>
          <table:table-cell office:value-type="float" office:value="1.195093357" calcext:value-type="float">
            <text:p>1.195093357</text:p>
          </table:table-cell>
          <table:table-cell office:value-type="float" office:value="1.203669384" calcext:value-type="float">
            <text:p>1.203669384</text:p>
          </table:table-cell>
          <table:table-cell office:value-type="float" office:value="1.199949229" calcext:value-type="float">
            <text:p>1.199949229</text:p>
          </table:table-cell>
          <table:table-cell office:value-type="float" office:value="1.199570656" calcext:value-type="float">
            <text:p>1.199570656</text:p>
          </table:table-cell>
          <table:table-cell office:value-type="float" office:value="1.198694541" calcext:value-type="float">
            <text:p>1.198694541</text:p>
          </table:table-cell>
          <table:table-cell office:value-type="float" office:value="1.199570656" calcext:value-type="float">
            <text:p>1.199570656</text:p>
          </table:table-cell>
          <table:table-cell office:value-type="float" office:value="0.005867369" calcext:value-type="float">
            <text:p>0.005867369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05380496" calcext:value-type="float">
            <text:p>0.005380496</text:p>
          </table:table-cell>
          <table:table-cell office:value-type="float" office:value="0.016075632" calcext:value-type="float">
            <text:p>0.016075632</text:p>
          </table:table-cell>
          <table:table-cell office:value-type="float" office:value="0.013738925" calcext:value-type="float">
            <text:p>0.013738925</text:p>
          </table:table-cell>
          <table:table-cell office:value-type="float" office:value="0.00945933" calcext:value-type="float">
            <text:p>0.00945933</text:p>
          </table:table-cell>
          <table:table-cell office:value-type="float" office:value="0.011887909" calcext:value-type="float">
            <text:p>0.011887909</text:p>
          </table:table-cell>
          <table:table-cell office:value-type="float" office:value="0.01198281" calcext:value-type="float">
            <text:p>0.01198281</text:p>
          </table:table-cell>
          <table:table-cell office:value-type="float" office:value="0.011887909" calcext:value-type="float">
            <text:p>0.011887909</text:p>
          </table:table-cell>
          <table:table-cell office:value-type="float" office:value="0.003933056" calcext:value-type="float">
            <text:p>0.003933056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5:07:42.365236570</dc:date>
    <meta:editing-duration>PT4M16S</meta:editing-duration>
    <meta:editing-cycles>4</meta:editing-cycles>
    <meta:generator>LibreOffice/5.2.7.2$Linux_ARM_EABI LibreOffice_project/20m0$Build-2</meta:generator>
    <meta:document-statistic meta:table-count="1" meta:cell-count="1567" meta:object-count="0"/>
  </office:meta>
</office:document-meta>
</file>